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4.054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0.262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937in"/>
    </style:style>
    <style:style style:name="co7" style:family="table-column">
      <style:table-column-properties fo:break-before="auto" style:column-width="0.7799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0.1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6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123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c0c0"/>
    </style:style>
    <style:style style:name="ce18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c0c0c0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3276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1]" office:value-type="string" office:string-value="&#9;&#9;32768">
            <text:p><text:tab/><text:tab/>3276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2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4];[.B17];[.B30];[.B4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23">
            <text:p>6423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5];[.B18];[.B31];[.B44])" office:value-type="float" office:value="6449.75">
            <text:p>6449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6];[.B19];[.B32];[.B4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7];[.B20];[.B33];[.B46])" office:value-type="float" office:value="2">
            <text:p>2.00</text:p>
          </table:table-cell>
          <table:table-cell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23">
            <text:p>6423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8];[.B21];[.B34];[.B47])" office:value-type="float" office:value="6449.75">
            <text:p>6449.75</text:p>
          </table:table-cell>
          <table:table-cell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9];[.B22];[.B35];[.B48])" office:value-type="float" office:value="630">
            <text:p>630.00</text:p>
          </table:table-cell>
          <table:table-cell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0];[.B23];[.B36];[.B49])" office:value-type="float" office:value="0">
            <text:p>0.00</text:p>
          </table:table-cell>
          <table:table-cell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1];[.B24];[.B37];[.B5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72">
            <text:p>0.051572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2];[.B25];[.B38];[.B51])" office:value-type="float" office:value="0.0516235">
            <text:p>0.05</text:p>
          </table:table-cell>
          <table:table-cell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3];[.B26];[.B39];[.B52])" office:value-type="float" office:value="577.25">
            <text:p>577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995">
            <text:p>6995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4];[.B27];[.B40];[.B53])" office:value-type="float" office:value="7029">
            <text:p>7029.0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5];[.B28];[.B41];[.B5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2">
            <text:p>64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2">
            <text:p>64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23">
            <text:p>623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2669">
            <text:p>0.052669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70">
            <text:p>57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7024">
            <text:p>702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38">
            <text:p>638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0722">
            <text:p>0.05072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84">
            <text:p>58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7042">
            <text:p>704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38">
            <text:p>638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31">
            <text:p>0.05153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86">
            <text:p>58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7055">
            <text:p>705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65536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56]" office:value-type="string" office:string-value="&#9;&#9;65536">
            <text:p><text:tab/><text:tab/>6553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57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59];[.B72];[.B85];[.B9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60];[.B73];[.B86];[.B99])" office:value-type="float" office:value="6011.5">
            <text:p>6011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61];[.B74];[.B87];[.B10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62];[.B75];[.B88];[.B10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63];[.B76];[.B89];[.B102])" office:value-type="float" office:value="6011.5">
            <text:p>6011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64];[.B77];[.B90];[.B103])" office:value-type="float" office:value="622.75">
            <text:p>622.7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65];[.B78];[.B91];[.B10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66];[.B79];[.B92];[.B10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8137">
            <text:p>0.04813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67];[.B80];[.B93];[.B106])" office:value-type="float" office:value="0.04811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68];[.B81];[.B94];[.B107])" office:value-type="float" office:value="519">
            <text:p>519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15">
            <text:p>6515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69];[.B82];[.B95];[.B108])" office:value-type="float" office:value="6532.25">
            <text:p>6532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70];[.B83];[.B96];[.B10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2">
            <text:p>601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2">
            <text:p>601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13">
            <text:p>613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9078">
            <text:p>0.049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08">
            <text:p>508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22">
            <text:p>652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24">
            <text:p>624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251">
            <text:p>0.0472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28">
            <text:p>528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44">
            <text:p>654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994">
            <text:p>0.0479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23">
            <text:p>52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48">
            <text:p>654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131072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111]" office:value-type="string" office:string-value="&#9;&#9;131072">
            <text:p><text:tab/><text:tab/>131072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12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14];[.B127];[.B140];[.B15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40">
            <text:p>5740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15];[.B128];[.B141];[.B154])" office:value-type="float" office:value="5749.25">
            <text:p>5749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16];[.B129];[.B142];[.B15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17];[.B130];[.B143];[.B15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740">
            <text:p>5740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18];[.B131];[.B144];[.B157])" office:value-type="float" office:value="5749.25">
            <text:p>5749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19];[.B132];[.B145];[.B158])" office:value-type="float" office:value="617.5">
            <text:p>617.5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20];[.B133];[.B146];[.B15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21];[.B134];[.B147];[.B16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">
            <text:p>0.04609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22];[.B135];[.B148];[.B161])" office:value-type="float" office:value="0.046016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406">
            <text:p>406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23];[.B136];[.B149];[.B162])" office:value-type="float" office:value="411.5">
            <text:p>411.5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49">
            <text:p>6149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24];[.B137];[.B150];[.B163])" office:value-type="float" office:value="6162.5">
            <text:p>6162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25];[.B138];[.B151];[.B16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0">
            <text:p>575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0">
            <text:p>575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07">
            <text:p>607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94">
            <text:p>0.046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59">
            <text:p>615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1">
            <text:p>575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1">
            <text:p>575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16">
            <text:p>616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185">
            <text:p>0.04518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14">
            <text:p>41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67">
            <text:p>616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30">
            <text:p>63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851">
            <text:p>0.0458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19">
            <text:p>41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75">
            <text:p>617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262144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166]" office:value-type="string" office:string-value="&#9;&#9;262144">
            <text:p><text:tab/><text:tab/>26214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67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69];[.B182];[.B195];[.B20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35">
            <text:p>563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70];[.B183];[.B196];[.B209])" office:value-type="float" office:value="5644.25">
            <text:p>5644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71];[.B184];[.B197];[.B21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72];[.B185];[.B198];[.B21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35">
            <text:p>563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73];[.B186];[.B199];[.B212])" office:value-type="float" office:value="5644.25">
            <text:p>5644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615">
            <text:p>615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74];[.B187];[.B200];[.B213])" office:value-type="float" office:value="614.25">
            <text:p>614.2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75];[.B188];[.B201];[.B21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76];[.B189];[.B202];[.B21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248">
            <text:p>0.045248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77];[.B190];[.B203];[.B216])" office:value-type="float" office:value="0.0451767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78];[.B191];[.B204];[.B217])" office:value-type="float" office:value="236.25">
            <text:p>236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66">
            <text:p>5866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79];[.B192];[.B205];[.B218])" office:value-type="float" office:value="5882.25">
            <text:p>5882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80];[.B193];[.B206];[.B21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06">
            <text:p>606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1">
            <text:p>0.04609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94">
            <text:p>589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4">
            <text:p>564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4">
            <text:p>564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11">
            <text:p>611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345">
            <text:p>0.04434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80">
            <text:p>588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25">
            <text:p>625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023">
            <text:p>0.04502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89">
            <text:p>588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52428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221]" office:value-type="string" office:string-value="&#9;&#9;524288">
            <text:p><text:tab/><text:tab/>52428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222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224];[.B237];[.B250];[.B26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225];[.B238];[.B251];[.B264])" office:value-type="float" office:value="5609.5">
            <text:p>5609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226];[.B239];[.B252];[.B26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227];[.B240];[.B253];[.B26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228];[.B241];[.B254];[.B267])" office:value-type="float" office:value="5609.5">
            <text:p>5609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613">
            <text:p>61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229];[.B242];[.B255];[.B268])" office:value-type="float" office:value="612.5">
            <text:p>612.5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230];[.B243];[.B256];[.B26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231];[.B244];[.B257];[.B27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75">
            <text:p>0.04497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232];[.B245];[.B258];[.B271])" office:value-type="float" office:value="0.044898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233];[.B246];[.B259];[.B272])" office:value-type="float" office:value="134.75">
            <text:p>134.7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32">
            <text:p>5732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234];[.B247];[.B260];[.B273])" office:value-type="float" office:value="5746">
            <text:p>5746.0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235];[.B248];[.B261];[.B27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05">
            <text:p>605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97">
            <text:p>0.045797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44">
            <text:p>574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78">
            <text:p>0.044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48">
            <text:p>574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24">
            <text:p>624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744">
            <text:p>0.04474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60">
            <text:p>576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3276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276]" office:value-type="string" office:string-value="&#9;&#9;32768">
            <text:p><text:tab/><text:tab/>3276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277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279];[.B292];[.B305];[.B31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23">
            <text:p>6423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280];[.B293];[.B306];[.B319])" office:value-type="float" office:value="6449.75">
            <text:p>6449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281];[.B294];[.B307];[.B32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282];[.B295];[.B308];[.B321])" office:value-type="float" office:value="2">
            <text:p>2.0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6423">
            <text:p>6423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283];[.B296];[.B309];[.B322])" office:value-type="float" office:value="6449.75">
            <text:p>6449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284];[.B297];[.B310];[.B323])" office:value-type="float" office:value="2">
            <text:p>2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618">
            <text:p>618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285];[.B298];[.B311];[.B324])" office:value-type="float" office:value="628">
            <text:p>628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286];[.B299];[.B312];[.B32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72">
            <text:p>0.051572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287];[.B300];[.B313];[.B326])" office:value-type="float" office:value="0.051623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288];[.B301];[.B314];[.B327])" office:value-type="float" office:value="577.25">
            <text:p>577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995">
            <text:p>6995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289];[.B302];[.B315];[.B328])" office:value-type="float" office:value="7029">
            <text:p>7029.0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290];[.B303];[.B316];[.B32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2">
            <text:p>64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2">
            <text:p>64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21">
            <text:p>621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2669">
            <text:p>0.052669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70">
            <text:p>57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7024">
            <text:p>702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36">
            <text:p>636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0722">
            <text:p>0.05072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84">
            <text:p>58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7042">
            <text:p>704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37">
            <text:p>637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31">
            <text:p>0.05153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86">
            <text:p>58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7055">
            <text:p>705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65536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331]" office:value-type="string" office:string-value="&#9;&#9;65536">
            <text:p><text:tab/><text:tab/>6553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332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334];[.B347];[.B360];[.B37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335];[.B348];[.B361];[.B374])" office:value-type="float" office:value="6011.5">
            <text:p>6011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336];[.B349];[.B362];[.B37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337];[.B350];[.B363];[.B37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338];[.B351];[.B364];[.B377])" office:value-type="float" office:value="6011.5">
            <text:p>6011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339];[.B352];[.B365];[.B378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618">
            <text:p>618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340];[.B353];[.B366];[.B379])" office:value-type="float" office:value="621">
            <text:p>621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341];[.B354];[.B367];[.B38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8137">
            <text:p>0.04813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342];[.B355];[.B368];[.B381])" office:value-type="float" office:value="0.04811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343];[.B356];[.B369];[.B382])" office:value-type="float" office:value="519">
            <text:p>519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15">
            <text:p>6515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344];[.B357];[.B370];[.B383])" office:value-type="float" office:value="6532.25">
            <text:p>6532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345];[.B358];[.B371];[.B38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2">
            <text:p>601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2">
            <text:p>601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11">
            <text:p>611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9078">
            <text:p>0.049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08">
            <text:p>508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22">
            <text:p>652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22">
            <text:p>622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251">
            <text:p>0.0472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28">
            <text:p>528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44">
            <text:p>654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994">
            <text:p>0.0479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23">
            <text:p>52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548">
            <text:p>654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131072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386]" office:value-type="string" office:string-value="&#9;&#9;131072">
            <text:p><text:tab/><text:tab/>131072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387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389];[.B402];[.B415];[.B42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40">
            <text:p>5740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390];[.B403];[.B416];[.B429])" office:value-type="float" office:value="5749.25">
            <text:p>5749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391];[.B404];[.B417];[.B43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392];[.B405];[.B418];[.B43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740">
            <text:p>5740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393];[.B406];[.B419];[.B432])" office:value-type="float" office:value="5749.25">
            <text:p>5749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394];[.B407];[.B420];[.B433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614">
            <text:p>614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395];[.B408];[.B421];[.B434])" office:value-type="float" office:value="615.75">
            <text:p>615.75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396];[.B409];[.B422];[.B43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">
            <text:p>0.04609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397];[.B410];[.B423];[.B436])" office:value-type="float" office:value="0.046016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406">
            <text:p>406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398];[.B411];[.B424];[.B437])" office:value-type="float" office:value="411.5">
            <text:p>411.5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49">
            <text:p>6149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399];[.B412];[.B425];[.B438])" office:value-type="float" office:value="6162.5">
            <text:p>6162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400];[.B413];[.B426];[.B43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0">
            <text:p>575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0">
            <text:p>575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05">
            <text:p>605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94">
            <text:p>0.046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59">
            <text:p>615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1">
            <text:p>575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1">
            <text:p>575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14">
            <text:p>614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185">
            <text:p>0.04518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14">
            <text:p>41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67">
            <text:p>616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30">
            <text:p>63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851">
            <text:p>0.0458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19">
            <text:p>41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6175">
            <text:p>617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262144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441]" office:value-type="string" office:string-value="&#9;&#9;262144">
            <text:p><text:tab/><text:tab/>26214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442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444];[.B457];[.B470];[.B48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35">
            <text:p>563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445];[.B458];[.B471];[.B484])" office:value-type="float" office:value="5644.25">
            <text:p>5644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446];[.B459];[.B472];[.B48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447];[.B460];[.B473];[.B48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35">
            <text:p>563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448];[.B461];[.B474];[.B487])" office:value-type="float" office:value="5644.25">
            <text:p>5644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449];[.B462];[.B475];[.B488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612">
            <text:p>612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450];[.B463];[.B476];[.B489])" office:value-type="float" office:value="612.5">
            <text:p>612.5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451];[.B464];[.B477];[.B49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248">
            <text:p>0.045248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452];[.B465];[.B478];[.B491])" office:value-type="float" office:value="0.0451767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453];[.B466];[.B479];[.B492])" office:value-type="float" office:value="236.25">
            <text:p>236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66">
            <text:p>5866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454];[.B467];[.B480];[.B493])" office:value-type="float" office:value="5882.25">
            <text:p>5882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455];[.B468];[.B481];[.B49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04">
            <text:p>604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1">
            <text:p>0.04609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94">
            <text:p>589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4">
            <text:p>564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4">
            <text:p>564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09">
            <text:p>609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345">
            <text:p>0.04434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80">
            <text:p>588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25">
            <text:p>625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023">
            <text:p>0.04502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889">
            <text:p>588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52428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496]" office:value-type="string" office:string-value="&#9;&#9;524288">
            <text:p><text:tab/><text:tab/>52428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497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499];[.B512];[.B525];[.B53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500];[.B513];[.B526];[.B539])" office:value-type="float" office:value="5609.5">
            <text:p>5609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501];[.B514];[.B527];[.B54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502];[.B515];[.B528];[.B54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503];[.B516];[.B529];[.B542])" office:value-type="float" office:value="5609.5">
            <text:p>5609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504];[.B517];[.B530];[.B543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505];[.B518];[.B531];[.B544])" office:value-type="float" office:value="610.75">
            <text:p>610.75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506];[.B519];[.B532];[.B54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75">
            <text:p>0.04497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507];[.B520];[.B533];[.B546])" office:value-type="float" office:value="0.044898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508];[.B521];[.B534];[.B547])" office:value-type="float" office:value="134.75">
            <text:p>134.7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32">
            <text:p>5732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509];[.B522];[.B535];[.B548])" office:value-type="float" office:value="5746">
            <text:p>5746.0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510];[.B523];[.B536];[.B54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03">
            <text:p>603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97">
            <text:p>0.045797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44">
            <text:p>574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06">
            <text:p>606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78">
            <text:p>0.044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48">
            <text:p>574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24">
            <text:p>624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744">
            <text:p>0.04474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60">
            <text:p>576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3276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551]" office:value-type="string" office:string-value="&#9;&#9;32768">
            <text:p><text:tab/><text:tab/>3276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552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554];[.B567];[.B580];[.B59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23">
            <text:p>6423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555];[.B568];[.B581];[.B594])" office:value-type="float" office:value="6449.75">
            <text:p>6449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556];[.B569];[.B582];[.B59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557];[.B570];[.B583];[.B596])" office:value-type="float" office:value="2">
            <text:p>2.0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6426">
            <text:p>6426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558];[.B571];[.B584];[.B597])" office:value-type="float" office:value="6451.5">
            <text:p>6451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559];[.B572];[.B585];[.B59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560];[.B573];[.B586];[.B59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673">
            <text:p>1673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561];[.B574];[.B587];[.B600])" office:value-type="float" office:value="1791.25">
            <text:p>1791.2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72">
            <text:p>0.051572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562];[.B575];[.B588];[.B601])" office:value-type="float" office:value="0.051623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563];[.B576];[.B589];[.B602])" office:value-type="float" office:value="569.5">
            <text:p>569.5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2169">
            <text:p>2169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564];[.B577];[.B590];[.B603])" office:value-type="float" office:value="2168.5">
            <text:p>2168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24">
            <text:p>4824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565];[.B578];[.B591];[.B604])" office:value-type="float" office:value="4852.75">
            <text:p>4852.75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2">
            <text:p>64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4">
            <text:p>645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876">
            <text:p>1876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2669">
            <text:p>0.052669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62">
            <text:p>562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2124">
            <text:p>212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92">
            <text:p>489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8">
            <text:p>6458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877">
            <text:p>1877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0722">
            <text:p>0.05072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69">
            <text:p>56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2154">
            <text:p>215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73">
            <text:p>4873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739">
            <text:p>1739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31">
            <text:p>0.05153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80">
            <text:p>58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2227">
            <text:p>222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22">
            <text:p>482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65536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606]" office:value-type="string" office:string-value="&#9;&#9;65536">
            <text:p><text:tab/><text:tab/>6553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607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609];[.B622];[.B635];[.B64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610];[.B623];[.B636];[.B649])" office:value-type="float" office:value="6011.5">
            <text:p>6011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611];[.B624];[.B637];[.B65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612];[.B625];[.B638];[.B65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998">
            <text:p>5998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613];[.B626];[.B639];[.B652])" office:value-type="float" office:value="6013.25">
            <text:p>6013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614];[.B627];[.B640];[.B65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615];[.B628];[.B641];[.B65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815">
            <text:p>1815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616];[.B629];[.B642];[.B655])" office:value-type="float" office:value="1949.5">
            <text:p>1949.5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8137">
            <text:p>0.04813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617];[.B630];[.B643];[.B656])" office:value-type="float" office:value="0.04811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618];[.B631];[.B644];[.B657])" office:value-type="float" office:value="514">
            <text:p>514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619];[.B632];[.B645];[.B658])" office:value-type="float" office:value="2020.25">
            <text:p>2020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504">
            <text:p>4504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620];[.B633];[.B646];[.B659])" office:value-type="float" office:value="4507">
            <text:p>4507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2">
            <text:p>601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976">
            <text:p>1976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9078">
            <text:p>0.049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993">
            <text:p>1993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527">
            <text:p>4527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6">
            <text:p>601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123">
            <text:p>2123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251">
            <text:p>0.0472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2015">
            <text:p>201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520">
            <text:p>452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884">
            <text:p>188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994">
            <text:p>0.0479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2067">
            <text:p>206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477">
            <text:p>447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131072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661]" office:value-type="string" office:string-value="&#9;&#9;131072">
            <text:p><text:tab/><text:tab/>131072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662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664];[.B677];[.B690];[.B70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40">
            <text:p>5740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665];[.B678];[.B691];[.B704])" office:value-type="float" office:value="5749.25">
            <text:p>5749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666];[.B679];[.B692];[.B70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667];[.B680];[.B693];[.B70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743">
            <text:p>5743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668];[.B681];[.B694];[.B707])" office:value-type="float" office:value="5751">
            <text:p>5751.0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669];[.B682];[.B695];[.B70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670];[.B683];[.B696];[.B70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09">
            <text:p>1909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671];[.B684];[.B697];[.B710])" office:value-type="float" office:value="2072.75">
            <text:p>2072.7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">
            <text:p>0.04609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672];[.B685];[.B698];[.B711])" office:value-type="float" office:value="0.046016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404">
            <text:p>404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673];[.B686];[.B699];[.B712])" office:value-type="float" office:value="409">
            <text:p>409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839">
            <text:p>1839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674];[.B687];[.B700];[.B713])" office:value-type="float" office:value="1857.5">
            <text:p>1857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308">
            <text:p>4308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675];[.B688];[.B701];[.B714])" office:value-type="float" office:value="4302.5">
            <text:p>4302.5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0">
            <text:p>575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2">
            <text:p>57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2">
            <text:p>2092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94">
            <text:p>0.046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838">
            <text:p>183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322">
            <text:p>432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1">
            <text:p>575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3">
            <text:p>5753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1">
            <text:p>2261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185">
            <text:p>0.04518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09">
            <text:p>40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848">
            <text:p>184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314">
            <text:p>4314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29">
            <text:p>2029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851">
            <text:p>0.0458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905">
            <text:p>190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66">
            <text:p>42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262144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716]" office:value-type="string" office:string-value="&#9;&#9;262144">
            <text:p><text:tab/><text:tab/>26214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717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719];[.B732];[.B745];[.B75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35">
            <text:p>563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720];[.B733];[.B746];[.B759])" office:value-type="float" office:value="5644.25">
            <text:p>5644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721];[.B734];[.B747];[.B76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722];[.B735];[.B748];[.B76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38">
            <text:p>5638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723];[.B736];[.B749];[.B762])" office:value-type="float" office:value="5646">
            <text:p>5646.0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724];[.B737];[.B750];[.B76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725];[.B738];[.B751];[.B76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09">
            <text:p>1909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726];[.B739];[.B752];[.B765])" office:value-type="float" office:value="2120">
            <text:p>212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248">
            <text:p>0.045248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727];[.B740];[.B753];[.B766])" office:value-type="float" office:value="0.0451767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728];[.B741];[.B754];[.B767])" office:value-type="float" office:value="233.75">
            <text:p>233.7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639">
            <text:p>1639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729];[.B742];[.B755];[.B768])" office:value-type="float" office:value="1657">
            <text:p>1657.0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25">
            <text:p>4225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730];[.B743];[.B756];[.B769])" office:value-type="float" office:value="4222.75">
            <text:p>4222.75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8">
            <text:p>5648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2">
            <text:p>2092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1">
            <text:p>0.04609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43">
            <text:p>24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656">
            <text:p>165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35">
            <text:p>4235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4">
            <text:p>564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1">
            <text:p>2261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345">
            <text:p>0.04434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647">
            <text:p>164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31">
            <text:p>4231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18">
            <text:p>221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023">
            <text:p>0.04502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686">
            <text:p>168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0">
            <text:p>42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52428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771]" office:value-type="string" office:string-value="&#9;&#9;524288">
            <text:p><text:tab/><text:tab/>52428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772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774];[.B787];[.B800];[.B81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775];[.B788];[.B801];[.B814])" office:value-type="float" office:value="5609.5">
            <text:p>5609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776];[.B789];[.B802];[.B81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777];[.B790];[.B803];[.B81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04">
            <text:p>5604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778];[.B791];[.B804];[.B817])" office:value-type="float" office:value="5611.25">
            <text:p>5611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779];[.B792];[.B805];[.B81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780];[.B793];[.B806];[.B81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09">
            <text:p>1909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781];[.B794];[.B807];[.B820])" office:value-type="float" office:value="2154.25">
            <text:p>2154.2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75">
            <text:p>0.04497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782];[.B795];[.B808];[.B821])" office:value-type="float" office:value="0.044898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783];[.B796];[.B809];[.B822])" office:value-type="float" office:value="132.75">
            <text:p>132.7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784];[.B797];[.B810];[.B823])" office:value-type="float" office:value="1547.5">
            <text:p>1547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96">
            <text:p>4196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785];[.B798];[.B811];[.B824])" office:value-type="float" office:value="4196.5">
            <text:p>4196.5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2">
            <text:p>561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2">
            <text:p>2092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97">
            <text:p>0.045797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32">
            <text:p>153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7">
            <text:p>4207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2">
            <text:p>561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1">
            <text:p>2261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78">
            <text:p>0.044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41">
            <text:p>1541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6">
            <text:p>4206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355">
            <text:p>2355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744">
            <text:p>0.04474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81">
            <text:p>1581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77">
            <text:p>417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3276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826]" office:value-type="string" office:string-value="&#9;&#9;32768">
            <text:p><text:tab/><text:tab/>3276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827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829];[.B842];[.B855];[.B86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23">
            <text:p>6423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830];[.B843];[.B856];[.B869])" office:value-type="float" office:value="6449.75">
            <text:p>6449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831];[.B844];[.B857];[.B87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832];[.B845];[.B858];[.B871])" office:value-type="float" office:value="2">
            <text:p>2.0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6423">
            <text:p>6423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833];[.B846];[.B859];[.B872])" office:value-type="float" office:value="6449.75">
            <text:p>6449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834];[.B847];[.B860];[.B87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835];[.B848];[.B861];[.B87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676">
            <text:p>1676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836];[.B849];[.B862];[.B875])" office:value-type="float" office:value="1793">
            <text:p>1793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72">
            <text:p>0.051572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837];[.B850];[.B863];[.B876])" office:value-type="float" office:value="0.051623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838];[.B851];[.B864];[.B877])" office:value-type="float" office:value="8.75">
            <text:p>8.7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606">
            <text:p>1606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839];[.B852];[.B865];[.B878])" office:value-type="float" office:value="1607.75">
            <text:p>1607.7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24">
            <text:p>4824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840];[.B853];[.B866];[.B879])" office:value-type="float" office:value="4852.75">
            <text:p>4852.75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2">
            <text:p>64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2">
            <text:p>64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878">
            <text:p>187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2669">
            <text:p>0.052669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70">
            <text:p>157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92">
            <text:p>489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56">
            <text:p>645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879">
            <text:p>1879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0722">
            <text:p>0.05072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98">
            <text:p>159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73">
            <text:p>4873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468">
            <text:p>6468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739">
            <text:p>1739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51531">
            <text:p>0.05153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657">
            <text:p>165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822">
            <text:p>482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65536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881]" office:value-type="string" office:string-value="&#9;&#9;65536">
            <text:p><text:tab/><text:tab/>6553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882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884];[.B897];[.B910];[.B92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885];[.B898];[.B911];[.B924])" office:value-type="float" office:value="6011.5">
            <text:p>6011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886];[.B899];[.B912];[.B92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887];[.B900];[.B913];[.B92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995">
            <text:p>599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888];[.B901];[.B914];[.B927])" office:value-type="float" office:value="6011.5">
            <text:p>6011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889];[.B902];[.B915];[.B92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890];[.B903];[.B916];[.B92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818">
            <text:p>1818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891];[.B904];[.B917];[.B930])" office:value-type="float" office:value="1951.25">
            <text:p>1951.2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8137">
            <text:p>0.04813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892];[.B905];[.B918];[.B931])" office:value-type="float" office:value="0.04811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893];[.B906];[.B919];[.B932])" office:value-type="float" office:value="6.25">
            <text:p>6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96">
            <text:p>1496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894];[.B907];[.B920];[.B933])" office:value-type="float" office:value="1512.5">
            <text:p>1512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504">
            <text:p>4504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895];[.B908];[.B921];[.B934])" office:value-type="float" office:value="4507">
            <text:p>4507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2">
            <text:p>601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2">
            <text:p>601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978">
            <text:p>197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9078">
            <text:p>0.049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94">
            <text:p>149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527">
            <text:p>4527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14">
            <text:p>601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125">
            <text:p>2125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251">
            <text:p>0.0472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03">
            <text:p>1503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520">
            <text:p>452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6025">
            <text:p>6025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1884">
            <text:p>188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7994">
            <text:p>0.0479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57">
            <text:p>155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477">
            <text:p>447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131072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936]" office:value-type="string" office:string-value="&#9;&#9;131072">
            <text:p><text:tab/><text:tab/>131072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937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939];[.B952];[.B965];[.B97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40">
            <text:p>5740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940];[.B953];[.B966];[.B979])" office:value-type="float" office:value="5749.25">
            <text:p>5749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941];[.B954];[.B967];[.B98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942];[.B955];[.B968];[.B98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740">
            <text:p>5740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943];[.B956];[.B969];[.B982])" office:value-type="float" office:value="5749.25">
            <text:p>5749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944];[.B957];[.B970];[.B98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945];[.B958];[.B971];[.B98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12">
            <text:p>1912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946];[.B959];[.B972];[.B985])" office:value-type="float" office:value="2074.5">
            <text:p>2074.5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">
            <text:p>0.04609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947];[.B960];[.B973];[.B986])" office:value-type="float" office:value="0.046016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948];[.B961];[.B974];[.B987])" office:value-type="float" office:value="6">
            <text:p>6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37">
            <text:p>1437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949];[.B962];[.B975];[.B988])" office:value-type="float" office:value="1454.5">
            <text:p>1454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308">
            <text:p>4308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950];[.B963];[.B976];[.B989])" office:value-type="float" office:value="4302.5">
            <text:p>4302.5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0">
            <text:p>575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0">
            <text:p>575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4">
            <text:p>209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94">
            <text:p>0.0469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36">
            <text:p>143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322">
            <text:p>432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1">
            <text:p>575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1">
            <text:p>575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3">
            <text:p>2263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185">
            <text:p>0.04518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46">
            <text:p>144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314">
            <text:p>4314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756">
            <text:p>575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29">
            <text:p>2029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851">
            <text:p>0.04585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99">
            <text:p>149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66">
            <text:p>426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262144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991]" office:value-type="string" office:string-value="&#9;&#9;262144">
            <text:p><text:tab/><text:tab/>26214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992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994];[.B1007];[.B1020];[.B103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35">
            <text:p>563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995];[.B1008];[.B1021];[.B1034])" office:value-type="float" office:value="5644.25">
            <text:p>5644.2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996];[.B1009];[.B1022];[.B103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997];[.B1010];[.B1023];[.B103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35">
            <text:p>563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998];[.B1011];[.B1024];[.B1037])" office:value-type="float" office:value="5644.25">
            <text:p>5644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999];[.B1012];[.B1025];[.B103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000];[.B1013];[.B1026];[.B103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12">
            <text:p>1912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001];[.B1014];[.B1027];[.B1040])" office:value-type="float" office:value="2121.75">
            <text:p>2121.7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248">
            <text:p>0.045248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002];[.B1015];[.B1028];[.B1041])" office:value-type="float" office:value="0.04517675">
            <text:p>0.05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003];[.B1016];[.B1029];[.B1042])" office:value-type="float" office:value="5">
            <text:p>5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14">
            <text:p>1414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004];[.B1017];[.B1030];[.B1043])" office:value-type="float" office:value="1428.25">
            <text:p>1428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25">
            <text:p>4225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005];[.B1018];[.B1031];[.B1044])" office:value-type="float" office:value="4222.75">
            <text:p>4222.75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6">
            <text:p>564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4">
            <text:p>209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6091">
            <text:p>0.046091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17">
            <text:p>141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35">
            <text:p>4235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44">
            <text:p>564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44">
            <text:p>564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3">
            <text:p>2263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345">
            <text:p>0.04434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22">
            <text:p>142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31">
            <text:p>4231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52">
            <text:p>565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18">
            <text:p>221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023">
            <text:p>0.04502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60">
            <text:p>146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0">
            <text:p>42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SIZE</text:p>
          </table:table-cell>
          <table:table-cell table:style-name="ce1" office:value-type="string">
            <text:p><text:tab/><text:tab/>524288</text:p>
          </table:table-cell>
          <table:table-cell table:style-name="ce1"/>
          <table:table-cell table:style-name="ce1" office:value-type="string">
            <text:p>L1_SIZE</text:p>
          </table:table-cell>
          <table:table-cell table:style-name="ce1" table:formula="of:=[.B1046]" office:value-type="string" office:string-value="&#9;&#9;524288">
            <text:p><text:tab/><text:tab/>52428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047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049];[.B1062];[.B1075];[.B108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050];[.B1063];[.B1076];[.B1089])" office:value-type="float" office:value="5609.5">
            <text:p>5609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051];[.B1064];[.B1077];[.B109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052];[.B1065];[.B1078];[.B109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601">
            <text:p>5601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053];[.B1066];[.B1079];[.B1092])" office:value-type="float" office:value="5609.5">
            <text:p>5609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054];[.B1067];[.B1080];[.B109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055];[.B1068];[.B1081];[.B109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12">
            <text:p>1912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056];[.B1069];[.B1082];[.B1095])" office:value-type="float" office:value="2156">
            <text:p>2156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75">
            <text:p>0.04497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057];[.B1070];[.B1083];[.B1096])" office:value-type="float" office:value="0.044898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058];[.B1071];[.B1084];[.B1097])" office:value-type="float" office:value="2.25">
            <text:p>2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09">
            <text:p>1409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059];[.B1072];[.B1085];[.B1098])" office:value-type="float" office:value="1417">
            <text:p>1417.0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96">
            <text:p>4196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060];[.B1073];[.B1086];[.B1099])" office:value-type="float" office:value="4196.5">
            <text:p>4196.5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4">
            <text:p>209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97">
            <text:p>0.045797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08">
            <text:p>140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7">
            <text:p>4207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0">
            <text:p>561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3">
            <text:p>2263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78">
            <text:p>0.04407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08">
            <text:p>140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6">
            <text:p>4206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7">
            <text:p>5617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355">
            <text:p>2355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744">
            <text:p>0.04474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43">
            <text:p>1443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77">
            <text:p>417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64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101]" office:value-type="string" office:string-value="&#9;&#9;64">
            <text:p><text:tab/><text:tab/>6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102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104];[.B1117];[.B1130];[.B114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595">
            <text:p>55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105];[.B1118];[.B1131];[.B1144])" office:value-type="float" office:value="5603.5">
            <text:p>5603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106];[.B1119];[.B1132];[.B114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107];[.B1120];[.B1133];[.B114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595">
            <text:p>559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108];[.B1121];[.B1134];[.B1147])" office:value-type="float" office:value="5603.5">
            <text:p>5603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613">
            <text:p>61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109];[.B1122];[.B1135];[.B1148])" office:value-type="float" office:value="612.5">
            <text:p>612.5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110];[.B1123];[.B1136];[.B114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111];[.B1124];[.B1137];[.B115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27">
            <text:p>0.04492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112];[.B1125];[.B1138];[.B1151])" office:value-type="float" office:value="0.0448502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113];[.B1126];[.B1139];[.B1152])" office:value-type="float" office:value="113.25">
            <text:p>113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05">
            <text:p>5705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114];[.B1127];[.B1140];[.B1153])" office:value-type="float" office:value="5718.5">
            <text:p>5718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115];[.B1128];[.B1141];[.B115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05">
            <text:p>605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48">
            <text:p>0.04574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21">
            <text:p>5721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3">
            <text:p>0.0440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12">
            <text:p>571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624">
            <text:p>624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696">
            <text:p>0.04469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36">
            <text:p>573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128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156]" office:value-type="string" office:string-value="&#9;&#9;128">
            <text:p><text:tab/><text:tab/>12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157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159];[.B1172];[.B1185];[.B119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69">
            <text:p>5069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160];[.B1173];[.B1186];[.B1199])" office:value-type="float" office:value="5078.75">
            <text:p>5078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161];[.B1174];[.B1187];[.B120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162];[.B1175];[.B1188];[.B1201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069">
            <text:p>5069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163];[.B1176];[.B1189];[.B1202])" office:value-type="float" office:value="5078.75">
            <text:p>5078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578">
            <text:p>578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164];[.B1177];[.B1190];[.B1203])" office:value-type="float" office:value="584.75">
            <text:p>584.7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165];[.B1178];[.B1191];[.B120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166];[.B1179];[.B1192];[.B120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705">
            <text:p>0.04070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167];[.B1180];[.B1193];[.B1206])" office:value-type="float" office:value="0.040649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168];[.B1181];[.B1194];[.B1207])" office:value-type="float" office:value="152">
            <text:p>152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17">
            <text:p>5217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169];[.B1182];[.B1195];[.B1208])" office:value-type="float" office:value="5232.25">
            <text:p>5232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170];[.B1183];[.B1196];[.B120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582">
            <text:p>58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1464">
            <text:p>0.04146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35">
            <text:p>523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584">
            <text:p>584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9915">
            <text:p>0.03991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28">
            <text:p>522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595">
            <text:p>595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514">
            <text:p>0.04051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49">
            <text:p>524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256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211]" office:value-type="string" office:string-value="&#9;&#9;256">
            <text:p><text:tab/><text:tab/>25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212]" office:value-type="string" office:string-value="MSI">
            <text:p>MSI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214];[.B1227];[.B1240];[.B125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215];[.B1228];[.B1241];[.B1254])" office:value-type="float" office:value="4632.75">
            <text:p>4632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216];[.B1229];[.B1242];[.B125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217];[.B1230];[.B1243];[.B1256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218];[.B1231];[.B1244];[.B1257])" office:value-type="float" office:value="4632.75">
            <text:p>4632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219];[.B1232];[.B1245];[.B1258])" office:value-type="float" office:value="560.5">
            <text:p>560.5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220];[.B1233];[.B1246];[.B125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221];[.B1234];[.B1247];[.B126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166">
            <text:p>0.037166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222];[.B1235];[.B1248];[.B1261])" office:value-type="float" office:value="0.037081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223];[.B1236];[.B1249];[.B1262])" office:value-type="float" office:value="197.5">
            <text:p>197.5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32">
            <text:p>4832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224];[.B1237];[.B1250];[.B1263])" office:value-type="float" office:value="4831.75">
            <text:p>4831.7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225];[.B1238];[.B1251];[.B126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560">
            <text:p>56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816">
            <text:p>0.03781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34">
            <text:p>483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0">
            <text:p>463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0">
            <text:p>463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558">
            <text:p>558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38">
            <text:p>0.0363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18">
            <text:p>481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572">
            <text:p>57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962">
            <text:p>0.03696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43">
            <text:p>4843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64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266]" office:value-type="string" office:string-value="&#9;&#9;64">
            <text:p><text:tab/><text:tab/>6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267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269];[.B1282];[.B1295];[.B130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595">
            <text:p>55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270];[.B1283];[.B1296];[.B1309])" office:value-type="float" office:value="5603.5">
            <text:p>5603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271];[.B1284];[.B1297];[.B131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272];[.B1285];[.B1298];[.B131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595">
            <text:p>559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273];[.B1286];[.B1299];[.B1312])" office:value-type="float" office:value="5603.5">
            <text:p>5603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274];[.B1287];[.B1300];[.B1313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275];[.B1288];[.B1301];[.B1314])" office:value-type="float" office:value="610.75">
            <text:p>610.75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276];[.B1289];[.B1302];[.B131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27">
            <text:p>0.04492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277];[.B1290];[.B1303];[.B1316])" office:value-type="float" office:value="0.0448502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278];[.B1291];[.B1304];[.B1317])" office:value-type="float" office:value="113.25">
            <text:p>113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05">
            <text:p>5705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279];[.B1292];[.B1305];[.B1318])" office:value-type="float" office:value="5718.5">
            <text:p>5718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280];[.B1293];[.B1306];[.B131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03">
            <text:p>603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48">
            <text:p>0.04574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21">
            <text:p>5721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06">
            <text:p>606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3">
            <text:p>0.0440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12">
            <text:p>571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624">
            <text:p>624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696">
            <text:p>0.04469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736">
            <text:p>573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128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321]" office:value-type="string" office:string-value="&#9;&#9;128">
            <text:p><text:tab/><text:tab/>12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322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324];[.B1337];[.B1350];[.B136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69">
            <text:p>5069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325];[.B1338];[.B1351];[.B1364])" office:value-type="float" office:value="5078.75">
            <text:p>5078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326];[.B1339];[.B1352];[.B136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327];[.B1340];[.B1353];[.B1366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069">
            <text:p>5069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328];[.B1341];[.B1354];[.B1367])" office:value-type="float" office:value="5078.75">
            <text:p>5078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329];[.B1342];[.B1355];[.B1368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330];[.B1343];[.B1356];[.B1369])" office:value-type="float" office:value="583.25">
            <text:p>583.25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331];[.B1344];[.B1357];[.B1370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705">
            <text:p>0.04070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332];[.B1345];[.B1358];[.B1371])" office:value-type="float" office:value="0.040649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333];[.B1346];[.B1359];[.B1372])" office:value-type="float" office:value="152">
            <text:p>152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17">
            <text:p>5217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334];[.B1347];[.B1360];[.B1373])" office:value-type="float" office:value="5232.25">
            <text:p>5232.2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335];[.B1348];[.B1361];[.B1374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581">
            <text:p>581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1464">
            <text:p>0.04146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35">
            <text:p>523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582">
            <text:p>582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9915">
            <text:p>0.03991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28">
            <text:p>522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595">
            <text:p>595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514">
            <text:p>0.04051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5249">
            <text:p>524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256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376]" office:value-type="string" office:string-value="&#9;&#9;256">
            <text:p><text:tab/><text:tab/>25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MSI w/ Bus Upgrade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377]" office:value-type="string" office:string-value="MSI w/ Bus Upgrade">
            <text:p>MSI w/ Bus Upgrade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379];[.B1392];[.B1405];[.B141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380];[.B1393];[.B1406];[.B1419])" office:value-type="float" office:value="4632.75">
            <text:p>4632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381];[.B1394];[.B1407];[.B142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382];[.B1395];[.B1408];[.B1421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383];[.B1396];[.B1409];[.B1422])" office:value-type="float" office:value="4632.75">
            <text:p>4632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384];[.B1397];[.B1410];[.B1423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549">
            <text:p>549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385];[.B1398];[.B1411];[.B1424])" office:value-type="float" office:value="559">
            <text:p>559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386];[.B1399];[.B1412];[.B1425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166">
            <text:p>0.037166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387];[.B1400];[.B1413];[.B1426])" office:value-type="float" office:value="0.037081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388];[.B1401];[.B1414];[.B1427])" office:value-type="float" office:value="197.5">
            <text:p>197.5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32">
            <text:p>4832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389];[.B1402];[.B1415];[.B1428])" office:value-type="float" office:value="4831.75">
            <text:p>4831.7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390];[.B1403];[.B1416];[.B1429])" office:value-type="float" office:value="0">
            <text:p>0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559">
            <text:p>559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816">
            <text:p>0.03781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34">
            <text:p>483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0">
            <text:p>463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0">
            <text:p>463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556">
            <text:p>556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38">
            <text:p>0.0363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18">
            <text:p>481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572">
            <text:p>572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962">
            <text:p>0.03696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4843">
            <text:p>4843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64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431]" office:value-type="string" office:string-value="&#9;&#9;64">
            <text:p><text:tab/><text:tab/>6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432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434];[.B1447];[.B1460];[.B147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595">
            <text:p>55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435];[.B1448];[.B1461];[.B1474])" office:value-type="float" office:value="5603.5">
            <text:p>5603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436];[.B1449];[.B1462];[.B147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437];[.B1450];[.B1463];[.B1476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598">
            <text:p>5598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438];[.B1451];[.B1464];[.B1477])" office:value-type="float" office:value="5605.25">
            <text:p>5605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439];[.B1452];[.B1465];[.B147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440];[.B1453];[.B1466];[.B147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09">
            <text:p>1909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441];[.B1454];[.B1467];[.B1480])" office:value-type="float" office:value="2154.25">
            <text:p>2154.2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27">
            <text:p>0.04492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442];[.B1455];[.B1468];[.B1481])" office:value-type="float" office:value="0.0448502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443];[.B1456];[.B1469];[.B1482])" office:value-type="float" office:value="111.25">
            <text:p>111.2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13">
            <text:p>1513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444];[.B1457];[.B1470];[.B1483])" office:value-type="float" office:value="1524.5">
            <text:p>1524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92">
            <text:p>4192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445];[.B1458];[.B1471];[.B1484])" office:value-type="float" office:value="4192">
            <text:p>4192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6">
            <text:p>560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2">
            <text:p>2092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48">
            <text:p>0.04574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14">
            <text:p>151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2">
            <text:p>420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6">
            <text:p>560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1">
            <text:p>2261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3">
            <text:p>0.0440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09">
            <text:p>150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2">
            <text:p>420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355">
            <text:p>2355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696">
            <text:p>0.04469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562">
            <text:p>156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72">
            <text:p>417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128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486]" office:value-type="string" office:string-value="&#9;&#9;128">
            <text:p><text:tab/><text:tab/>12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487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489];[.B1502];[.B1515];[.B152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69">
            <text:p>5069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490];[.B1503];[.B1516];[.B1529])" office:value-type="float" office:value="5078.75">
            <text:p>5078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491];[.B1504];[.B1517];[.B153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492];[.B1505];[.B1518];[.B1531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072">
            <text:p>5072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493];[.B1506];[.B1519];[.B1532])" office:value-type="float" office:value="5080.25">
            <text:p>5080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494];[.B1507];[.B1520];[.B153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495];[.B1508];[.B1521];[.B153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4204">
            <text:p>4204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496];[.B1509];[.B1522];[.B1535])" office:value-type="float" office:value="4374.75">
            <text:p>4374.7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705">
            <text:p>0.04070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497];[.B1510];[.B1523];[.B1536])" office:value-type="float" office:value="0.040649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498];[.B1511];[.B1524];[.B1537])" office:value-type="float" office:value="149.75">
            <text:p>149.7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07">
            <text:p>1407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499];[.B1512];[.B1525];[.B1538])" office:value-type="float" office:value="1430.5">
            <text:p>1430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810">
            <text:p>381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500];[.B1513];[.B1526];[.B1539])" office:value-type="float" office:value="3799.5">
            <text:p>3799.5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1">
            <text:p>508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3914">
            <text:p>391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1464">
            <text:p>0.04146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30">
            <text:p>143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800">
            <text:p>380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2">
            <text:p>508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4063">
            <text:p>4063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9915">
            <text:p>0.03991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18">
            <text:p>141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809">
            <text:p>3809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5318">
            <text:p>531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514">
            <text:p>0.04051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779">
            <text:p>377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256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541]" office:value-type="string" office:string-value="&#9;&#9;256">
            <text:p><text:tab/><text:tab/>25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Dragon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542]" office:value-type="string" office:string-value="Dragon">
            <text:p>Dragon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544];[.B1557];[.B1570];[.B158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545];[.B1558];[.B1571];[.B1584])" office:value-type="float" office:value="4632.75">
            <text:p>4632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546];[.B1559];[.B1572];[.B158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547];[.B1560];[.B1573];[.B1586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4631">
            <text:p>4631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548];[.B1561];[.B1574];[.B1587])" office:value-type="float" office:value="4634.25">
            <text:p>4634.2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549];[.B1562];[.B1575];[.B158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550];[.B1563];[.B1576];[.B158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4952">
            <text:p>4952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551];[.B1564];[.B1577];[.B1590])" office:value-type="float" office:value="5138.25">
            <text:p>5138.2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166">
            <text:p>0.037166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552];[.B1565];[.B1578];[.B1591])" office:value-type="float" office:value="0.037081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553];[.B1566];[.B1579];[.B1592])" office:value-type="float" office:value="194.75">
            <text:p>194.75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329">
            <text:p>1329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554];[.B1567];[.B1580];[.B1593])" office:value-type="float" office:value="1361.75">
            <text:p>1361.7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555];[.B1568];[.B1581];[.B1594])" office:value-type="float" office:value="3467.25">
            <text:p>3467.25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4">
            <text:p>463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4583">
            <text:p>4583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816">
            <text:p>0.03781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388">
            <text:p>1388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446">
            <text:p>3446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0">
            <text:p>463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2">
            <text:p>4632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5580">
            <text:p>5580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38">
            <text:p>0.0363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341">
            <text:p>1341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476">
            <text:p>3476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5438">
            <text:p>543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962">
            <text:p>0.03696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389">
            <text:p>138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447">
            <text:p>344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64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596]" office:value-type="string" office:string-value="&#9;&#9;64">
            <text:p><text:tab/><text:tab/>64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597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599];[.B1612];[.B1625];[.B163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595">
            <text:p>5595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600];[.B1613];[.B1626];[.B1639])" office:value-type="float" office:value="5603.5">
            <text:p>5603.50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601];[.B1614];[.B1627];[.B164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602];[.B1615];[.B1628];[.B1641])" office:value-type="float" office:value="1.75">
            <text:p>1.75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595">
            <text:p>5595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603];[.B1616];[.B1629];[.B1642])" office:value-type="float" office:value="5603.5">
            <text:p>5603.50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604];[.B1617];[.B1630];[.B164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605];[.B1618];[.B1631];[.B164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1912">
            <text:p>1912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606];[.B1619];[.B1632];[.B1645])" office:value-type="float" office:value="2156">
            <text:p>2156.00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927">
            <text:p>0.044927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607];[.B1620];[.B1633];[.B1646])" office:value-type="float" office:value="0.0448502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608];[.B1621];[.B1634];[.B1647])" office:value-type="float" office:value="1.5">
            <text:p>1.5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06">
            <text:p>1406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609];[.B1622];[.B1635];[.B1648])" office:value-type="float" office:value="1414.75">
            <text:p>1414.7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92">
            <text:p>4192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610];[.B1623];[.B1636];[.B1649])" office:value-type="float" office:value="4192">
            <text:p>4192.0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094">
            <text:p>209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5748">
            <text:p>0.04574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06">
            <text:p>140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2">
            <text:p>420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04">
            <text:p>5604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263">
            <text:p>2263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03">
            <text:p>0.04403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05">
            <text:p>140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202">
            <text:p>4202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611">
            <text:p>5611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2355">
            <text:p>2355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4696">
            <text:p>0.04469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442">
            <text:p>1442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4172">
            <text:p>417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128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651]" office:value-type="string" office:string-value="&#9;&#9;128">
            <text:p><text:tab/><text:tab/>128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652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654];[.B1667];[.B1680];[.B1693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69">
            <text:p>5069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655];[.B1668];[.B1681];[.B1694])" office:value-type="float" office:value="5078.75">
            <text:p>5078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656];[.B1669];[.B1682];[.B1695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657];[.B1670];[.B1683];[.B1696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5069">
            <text:p>5069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658];[.B1671];[.B1684];[.B1697])" office:value-type="float" office:value="5078.75">
            <text:p>5078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659];[.B1672];[.B1685];[.B1698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660];[.B1673];[.B1686];[.B1699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4207">
            <text:p>4207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661];[.B1674];[.B1687];[.B1700])" office:value-type="float" office:value="4376.25">
            <text:p>4376.2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705">
            <text:p>0.040705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662];[.B1675];[.B1688];[.B1701])" office:value-type="float" office:value="0.0406495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663];[.B1676];[.B1689];[.B1702])" office:value-type="float" office:value="2">
            <text:p>2.0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262">
            <text:p>1262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664];[.B1677];[.B1690];[.B1703])" office:value-type="float" office:value="1282.75">
            <text:p>1282.75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810">
            <text:p>381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665];[.B1678];[.B1691];[.B1704])" office:value-type="float" office:value="3799.5">
            <text:p>3799.50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3915">
            <text:p>3915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1464">
            <text:p>0.04146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284">
            <text:p>1284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800">
            <text:p>3800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0">
            <text:p>508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4065">
            <text:p>4065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9915">
            <text:p>0.039915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275">
            <text:p>1275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809">
            <text:p>3809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5086">
            <text:p>5086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5318">
            <text:p>531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40514">
            <text:p>0.040514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310">
            <text:p>1310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779">
            <text:p>377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L1_BLOCKSIZE</text:p>
          </table:table-cell>
          <table:table-cell table:style-name="ce1" office:value-type="string">
            <text:p><text:tab/><text:tab/>256</text:p>
          </table:table-cell>
          <table:table-cell table:style-name="ce1"/>
          <table:table-cell table:style-name="ce1" office:value-type="string">
            <text:p>L1_BLOCKSIZE</text:p>
          </table:table-cell>
          <table:table-cell table:style-name="ce1" table:formula="of:=[.B1706]" office:value-type="string" office:string-value="&#9;&#9;256">
            <text:p><text:tab/><text:tab/>256</text:p>
          </table:table-cell>
          <table:table-cell/>
        </table:table-row>
        <table:table-row table:style-name="ro1">
          <table:table-cell table:style-name="ce1" office:value-type="string">
            <text:p>COHERENCE PROTOCOL</text:p>
          </table:table-cell>
          <table:table-cell table:style-name="ce1" office:value-type="string">
            <text:p>Firefly</text:p>
          </table:table-cell>
          <table:table-cell table:style-name="ce1"/>
          <table:table-cell table:style-name="ce1" office:value-type="string">
            <text:p>COHERENCE PROTOCOL</text:p>
          </table:table-cell>
          <table:table-cell table:style-name="ce1" table:formula="of:=[.B1707]" office:value-type="string" office:string-value="Firefly">
            <text:p>Firefly</text:p>
          </table:table-cell>
          <table:table-cell/>
        </table:table-row>
        <table:table-row table:style-name="ro1">
          <table:table-cell office:value-type="string">
            <text:p>f=========== Simulation results (Cache 0) ============</text:p>
          </table:table-cell>
          <table:table-cell table:number-columns-repeated="2"/>
          <table:table-cell office:value-type="string">
            <text:p>f=========== Simulation results (Average) ============</text:p>
          </table:table-cell>
          <table:table-cell table:number-columns-repeated="2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2661">
            <text:p>112661</text:p>
          </table:table-cell>
          <table:table-cell/>
          <table:table-cell office:value-type="string">
            <text:p>number of reads</text:p>
          </table:table-cell>
          <table:table-cell table:style-name="ce2" table:formula="of:=AVERAGE([.B1709];[.B1722];[.B1735];[.B1748])" office:value-type="float" office:value="112964.25">
            <text:p>112964.25</text:p>
          </table:table-cell>
          <table:table-cell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number of read misses</text:p>
          </table:table-cell>
          <table:table-cell table:style-name="ce2" table:formula="of:=AVERAGE([.B1710];[.B1723];[.B1736];[.B1749])" office:value-type="float" office:value="4632.75">
            <text:p>4632.75</text:p>
          </table:table-cell>
          <table:table-cell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942">
            <text:p>11942</text:p>
          </table:table-cell>
          <table:table-cell/>
          <table:table-cell office:value-type="string">
            <text:p>number of writes</text:p>
          </table:table-cell>
          <table:table-cell table:style-name="ce2" table:formula="of:=AVERAGE([.B1711];[.B1724];[.B1737];[.B1750])" office:value-type="float" office:value="12035.75">
            <text:p>12035.75</text:p>
          </table:table-cell>
          <table:table-cell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write misses</text:p>
          </table:table-cell>
          <table:table-cell table:style-name="ce2" table:formula="of:=AVERAGE([.B1712];[.B1725];[.B1738];[.B1751])" office:value-type="float" office:value="1.5">
            <text:p>1.50</text:p>
          </table:table-cell>
          <table:table-cell/>
        </table:table-row>
        <table:table-row table:style-name="ro3">
          <table:table-cell office:value-type="string">
            <text:p>number of BusRds issued</text:p>
          </table:table-cell>
          <table:table-cell office:value-type="float" office:value="4628">
            <text:p>4628</text:p>
          </table:table-cell>
          <table:table-cell/>
          <table:table-cell office:value-type="string">
            <text:p>number of BusRds issued</text:p>
          </table:table-cell>
          <table:table-cell table:style-name="ce2" table:formula="of:=AVERAGE([.B1713];[.B1726];[.B1739];[.B1752])" office:value-type="float" office:value="4632.75">
            <text:p>4632.75</text:p>
          </table:table-cell>
          <table:table-cell/>
        </table:table-row>
        <table:table-row table:style-name="ro3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RdXs issued</text:p>
          </table:table-cell>
          <table:table-cell table:style-name="ce2" table:formula="of:=AVERAGE([.B1714];[.B1727];[.B1740];[.B1753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BusUpgrs issued</text:p>
          </table:table-cell>
          <table:table-cell table:style-name="ce2" table:formula="of:=AVERAGE([.B1715];[.B1728];[.B1741];[.B1754])" office:value-type="float" office:value="0">
            <text:p>0.00</text:p>
          </table:table-cell>
          <table:table-cell/>
        </table:table-row>
        <table:table-row table:style-name="ro3">
          <table:table-cell office:value-type="string">
            <text:p>number of BusUpds issued</text:p>
          </table:table-cell>
          <table:table-cell office:value-type="float" office:value="4955">
            <text:p>4955</text:p>
          </table:table-cell>
          <table:table-cell/>
          <table:table-cell office:value-type="string">
            <text:p>number of BusUpds issued</text:p>
          </table:table-cell>
          <table:table-cell table:style-name="ce2" table:formula="of:=AVERAGE([.B1716];[.B1729];[.B1742];[.B1755])" office:value-type="float" office:value="5139.75">
            <text:p>5139.75</text:p>
          </table:table-cell>
          <table:table-cell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166">
            <text:p>0.037166</text:p>
          </table:table-cell>
          <table:table-cell/>
          <table:table-cell office:value-type="string">
            <text:p>total miss rate</text:p>
          </table:table-cell>
          <table:table-cell table:style-name="ce2" table:formula="of:=AVERAGE([.B1717];[.B1730];[.B1743];[.B1756])" office:value-type="float" office:value="0.037081">
            <text:p>0.04</text:p>
          </table:table-cell>
          <table:table-cell/>
        </table:table-row>
        <table:table-row table:style-name="ro3">
          <table:table-cell office:value-type="string">
            <text:p>number of writeback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umber of writebacks</text:p>
          </table:table-cell>
          <table:table-cell table:style-name="ce2" table:formula="of:=AVERAGE([.B1718];[.B1731];[.B1744];[.B1757])" office:value-type="float" office:value="2.5">
            <text:p>2.50</text:p>
          </table:table-cell>
          <table:table-cell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132">
            <text:p>1132</text:p>
          </table:table-cell>
          <table:table-cell/>
          <table:table-cell office:value-type="string">
            <text:p>number of memory transactions</text:p>
          </table:table-cell>
          <table:table-cell table:style-name="ce2" table:formula="of:=AVERAGE([.B1719];[.B1732];[.B1745];[.B1758])" office:value-type="float" office:value="1169.5">
            <text:p>1169.50</text:p>
          </table:table-cell>
          <table:table-cell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500">
            <text:p>3500</text:p>
          </table:table-cell>
          <table:table-cell/>
          <table:table-cell office:value-type="string">
            <text:p>number of cache-to-cache transfers</text:p>
          </table:table-cell>
          <table:table-cell table:style-name="ce2" table:formula="of:=AVERAGE([.B1720];[.B1733];[.B1746];[.B1759])" office:value-type="float" office:value="3467.25">
            <text:p>3467.25</text:p>
          </table:table-cell>
          <table:table-cell/>
        </table:table-row>
        <table:table-row table:style-name="ro1">
          <table:table-cell office:value-type="string">
            <text:p>f=========== Simulation results (Cache 1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0830">
            <text:p>110830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3">
            <text:p>4633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4584">
            <text:p>4584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7816">
            <text:p>0.037816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191">
            <text:p>1191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446">
            <text:p>3446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2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4938">
            <text:p>11493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30">
            <text:p>463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383">
            <text:p>12383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30">
            <text:p>463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5582">
            <text:p>5582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38">
            <text:p>0.03638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159">
            <text:p>1159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476">
            <text:p>3476</text:p>
          </table:table-cell>
          <table:table-cell table:number-columns-repeated="4"/>
        </table:table-row>
        <table:table-row table:style-name="ro1">
          <table:table-cell office:value-type="string">
            <text:p>f=========== Simulation results (Cache 3) ============</text:p>
          </table:table-cell>
          <table:table-cell table:number-columns-repeated="5"/>
        </table:table-row>
        <table:table-row table:style-name="ro1">
          <table:table-cell office:value-type="string">
            <text:p>number of reads</text:p>
          </table:table-cell>
          <table:table-cell office:value-type="float" office:value="113428">
            <text:p>113428</text:p>
          </table:table-cell>
          <table:table-cell table:number-columns-repeated="4"/>
        </table:table-row>
        <table:table-row table:style-name="ro1">
          <table:table-cell office:value-type="string">
            <text:p>number of read misses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1">
          <table:table-cell office:value-type="string">
            <text:p>number of writes</text:p>
          </table:table-cell>
          <table:table-cell office:value-type="float" office:value="12108">
            <text:p>12108</text:p>
          </table:table-cell>
          <table:table-cell table:number-columns-repeated="4"/>
        </table:table-row>
        <table:table-row table:style-name="ro1">
          <table:table-cell office:value-type="string">
            <text:p>number of write miss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Rds issued</text:p>
          </table:table-cell>
          <table:table-cell office:value-type="float" office:value="4640">
            <text:p>4640</text:p>
          </table:table-cell>
          <table:table-cell table:number-columns-repeated="4"/>
        </table:table-row>
        <table:table-row table:style-name="ro2">
          <table:table-cell office:value-type="string">
            <text:p>number of BusRdX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grs issued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number of BusUpds issued</text:p>
          </table:table-cell>
          <table:table-cell office:value-type="float" office:value="5438">
            <text:p>5438</text:p>
          </table:table-cell>
          <table:table-cell table:number-columns-repeated="4"/>
        </table:table-row>
        <table:table-row table:style-name="ro1">
          <table:table-cell office:value-type="string">
            <text:p>total miss rate</text:p>
          </table:table-cell>
          <table:table-cell office:value-type="float" office:value="0.036962">
            <text:p>0.036962</text:p>
          </table:table-cell>
          <table:table-cell table:number-columns-repeated="4"/>
        </table:table-row>
        <table:table-row table:style-name="ro2">
          <table:table-cell office:value-type="string">
            <text:p>number of writeback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number of memory transactions</text:p>
          </table:table-cell>
          <table:table-cell office:value-type="float" office:value="1196">
            <text:p>1196</text:p>
          </table:table-cell>
          <table:table-cell table:number-columns-repeated="4"/>
        </table:table-row>
        <table:table-row table:style-name="ro1">
          <table:table-cell office:value-type="string">
            <text:p>number of cache-to-cache transfers</text:p>
          </table:table-cell>
          <table:table-cell office:value-type="float" office:value="3447">
            <text:p>3447</text:p>
          </table:table-cell>
          <table:table-cell table:number-columns-repeated="4"/>
        </table:table-row>
        <table:table-row table:style-name="ro1" table:number-rows-repeated="10468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ysis" table:style-name="ta1">
        <table:shapes>
          <draw:frame draw:z-index="0" draw:style-name="gr1" svg:width="7.2665in" svg:height="2.3894in" svg:x="10.1969in" svg:y="0in">
            <draw:object draw:notify-on-update-of-ranges="Analysis.A3:Analysis.A3 Analysis.A4:Analysis.A13 Analysis.B3:Analysis.B3 Analysis.B4:Analysis.B13 Analysis.C3:Analysis.C3 Analysis.C4:Analysis.C13 Analysis.D3:Analysis.D3 Analysis.D4:Analysis.D13 Analysis.E3:Analysis.E3 Analysis.E4:Analysis.E13 Analysis.F3:Analysis.F3 Analysis.F4:Analysis.F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2665in" svg:height="2.3894in" svg:x="10.1874in" svg:y="2.439in">
            <draw:object draw:notify-on-update-of-ranges="Analysis.A17:Analysis.A17 Analysis.A18:Analysis.A27 Analysis.B17:Analysis.B17 Analysis.B18:Analysis.B27 Analysis.C17:Analysis.C17 Analysis.C18:Analysis.C27 Analysis.D17:Analysis.D17 Analysis.D18:Analysis.D27 Analysis.E17:Analysis.E17 Analysis.E18:Analysis.E27 Analysis.F17:Analysis.F17 Analysis.F18:Analysis.F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2665in" svg:height="2.3894in" svg:x="10.1874in" svg:y="4.8776in">
            <draw:object draw:notify-on-update-of-ranges="Analysis.A31:Analysis.A31 Analysis.A32:Analysis.A41 Analysis.B31:Analysis.B31 Analysis.B32:Analysis.B41 Analysis.C31:Analysis.C31 Analysis.C32:Analysis.C41 Analysis.D31:Analysis.D31 Analysis.D32:Analysis.D41 Analysis.E31:Analysis.E31 Analysis.E32:Analysis.E41 Analysis.F31:Analysis.F31 Analysis.F32:Analysis.F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2665in" svg:height="2.3894in" svg:x="10.1874in" svg:y="7.3161in">
            <draw:object draw:notify-on-update-of-ranges="Analysis.A45:Analysis.A45 Analysis.A46:Analysis.A55 Analysis.B45:Analysis.B45 Analysis.B46:Analysis.B55 Analysis.C45:Analysis.C45 Analysis.C46:Analysis.C55 Analysis.D45:Analysis.D45 Analysis.D46:Analysis.D55 Analysis.E45:Analysis.E45 Analysis.E46:Analysis.E55 Analysis.F45:Analysis.F45 Analysis.F46:Analysis.F5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7.2665in" svg:height="2.3894in" svg:x="17.4732in" svg:y="0in">
            <draw:object draw:notify-on-update-of-ranges="Analysis.H3:Analysis.H3 Analysis.H4:Analysis.H13 Analysis.I3:Analysis.I3 Analysis.I4:Analysis.I13 Analysis.J3:Analysis.J3 Analysis.J4:Analysis.J13 Analysis.K3:Analysis.K3 Analysis.K4:Analysis.K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7.2665in" svg:height="2.3894in" svg:x="17.4244in" svg:y="2.4488in">
            <draw:object draw:notify-on-update-of-ranges="Analysis.H17:Analysis.H17 Analysis.H18:Analysis.H27 Analysis.I17:Analysis.I17 Analysis.I18:Analysis.I27 Analysis.J17:Analysis.J17 Analysis.J18:Analysis.J27 Analysis.K17:Analysis.K17 Analysis.K18:Analysis.K2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7.2665in" svg:height="2.3894in" svg:x="17.3465in" svg:y="4.8575in">
            <draw:object draw:notify-on-update-of-ranges="Analysis.H31:Analysis.H31 Analysis.H32:Analysis.H41 Analysis.I31:Analysis.I31 Analysis.I32:Analysis.I41 Analysis.J31:Analysis.J31 Analysis.J32:Analysis.J41 Analysis.K31:Analysis.K31 Analysis.K32:Analysis.K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7.2665in" svg:height="2.3894in" svg:x="17.3661in" svg:y="7.3161in">
            <draw:object draw:notify-on-update-of-ranges="Analysis.H45:Analysis.H45 Analysis.H46:Analysis.H55 Analysis.I45:Analysis.I45 Analysis.I46:Analysis.I55 Analysis.J45:Analysis.J45 Analysis.J46:Analysis.J55 Analysis.K45:Analysis.K45 Analysis.K46:Analysis.K5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row table:style-name="ro4">
          <table:table-cell table:style-name="ce3" office:value-type="string">
            <text:p>Protocol:</text:p>
          </table:table-cell>
          <table:table-cell table:style-name="ce7" office:value-type="string" table:number-columns-spanned="5" table:number-rows-spanned="1">
            <text:p>MSI</text:p>
          </table:table-cell>
          <table:covered-table-cell table:style-name="ce16"/>
          <table:covered-table-cell table:number-columns-repeated="3" table:style-name="ce18"/>
          <table:table-cell table:style-name="ce19"/>
          <table:table-cell table:style-name="ce3" office:value-type="string">
            <text:p>Protocol:</text:p>
          </table:table-cell>
          <table:table-cell table:style-name="ce7" office:value-type="string" table:number-columns-spanned="3" table:number-rows-spanned="1">
            <text:p>MSI</text:p>
          </table:table-cell>
          <table:covered-table-cell table:style-name="ce16"/>
          <table:covered-table-cell table:style-name="ce18"/>
          <table:table-cell table:style-name="ce19"/>
        </table:table-row>
        <table:table-row table:style-name="ro1">
          <table:table-cell table:style-name="ce4"/>
          <table:table-cell table:style-name="ce8" office:value-type="string" table:number-columns-spanned="5" table:number-rows-spanned="1">
            <text:p>Cache Size Comparison</text:p>
          </table:table-cell>
          <table:covered-table-cell table:number-columns-repeated="4" table:style-name="ce17"/>
          <table:table-cell table:style-name="ce20"/>
          <table:table-cell table:style-name="ce4"/>
          <table:table-cell table:style-name="ce8" office:value-type="string" table:number-columns-spanned="3" table:number-rows-spanned="1">
            <text:p>Block Size Comparison</text:p>
          </table:table-cell>
          <table:covered-table-cell table:number-columns-repeated="2" table:style-name="ce17"/>
          <table:table-cell table:style-name="ce20"/>
        </table:table-row>
        <table:table-row table:style-name="ro1">
          <table:table-cell table:style-name="ce4"/>
          <table:table-cell table:style-name="ce9" office:value-type="string">
            <text:p>32 KB</text:p>
          </table:table-cell>
          <table:table-cell table:style-name="ce9" office:value-type="string">
            <text:p>64 KB</text:p>
          </table:table-cell>
          <table:table-cell table:style-name="ce9" office:value-type="string">
            <text:p>128 KB</text:p>
          </table:table-cell>
          <table:table-cell table:style-name="ce9" office:value-type="string">
            <text:p>256 KB</text:p>
          </table:table-cell>
          <table:table-cell table:style-name="ce9" office:value-type="string">
            <text:p>512 KB</text:p>
          </table:table-cell>
          <table:table-cell table:style-name="ce20"/>
          <table:table-cell table:style-name="ce4"/>
          <table:table-cell table:style-name="ce9" office:value-type="string">
            <text:p>64 B</text:p>
          </table:table-cell>
          <table:table-cell table:style-name="ce9" office:value-type="string">
            <text:p>128 B</text:p>
          </table:table-cell>
          <table:table-cell table:style-name="ce9" office:value-type="string">
            <text:p>256 B</text:p>
          </table:table-cell>
          <table:table-cell table:style-name="ce20"/>
        </table:table-row>
        <table:table-row table:style-name="ro1">
          <table:table-cell table:style-name="ce5" office:value-type="string">
            <text:p>read misses <text:s/></text:p>
          </table:table-cell>
          <table:table-cell table:style-name="ce10" office:value-type="float" office:value="6449.75">
            <text:p>6449.75</text:p>
          </table:table-cell>
          <table:table-cell table:style-name="ce10" office:value-type="float" office:value="6011.5">
            <text:p>6011.50</text:p>
          </table:table-cell>
          <table:table-cell table:style-name="ce10" office:value-type="float" office:value="5749.25">
            <text:p>5749.25</text:p>
          </table:table-cell>
          <table:table-cell table:style-name="ce10" office:value-type="float" office:value="5644.25">
            <text:p>5644.25</text:p>
          </table:table-cell>
          <table:table-cell table:style-name="ce10" office:value-type="float" office:value="5609.5">
            <text:p>5609.50</text:p>
          </table:table-cell>
          <table:table-cell table:style-name="ce20"/>
          <table:table-cell table:style-name="ce5" office:value-type="string">
            <text:p>read misses <text:s/></text:p>
          </table:table-cell>
          <table:table-cell table:style-name="ce10" office:value-type="float" office:value="5603.5">
            <text:p>5603.50</text:p>
          </table:table-cell>
          <table:table-cell table:style-name="ce10" office:value-type="float" office:value="5078.75">
            <text:p>5078.75</text:p>
          </table:table-cell>
          <table:table-cell table:style-name="ce10" office:value-type="float" office:value="4632.75">
            <text:p>4632.75</text:p>
          </table:table-cell>
          <table:table-cell table:style-name="ce20"/>
        </table:table-row>
        <table:table-row table:style-name="ro1">
          <table:table-cell table:style-name="ce5" office:value-type="string">
            <text:p>write misses <text:s/></text:p>
          </table:table-cell>
          <table:table-cell table:style-name="ce10" office:value-type="float" office:value="2">
            <text:p>2.00</text:p>
          </table:table-cell>
          <table:table-cell table:number-columns-repeated="4" table:style-name="ce10" office:value-type="float" office:value="1.75">
            <text:p>1.75</text:p>
          </table:table-cell>
          <table:table-cell table:style-name="ce20"/>
          <table:table-cell table:style-name="ce5" office:value-type="string">
            <text:p>write misses <text:s/></text:p>
          </table:table-cell>
          <table:table-cell table:style-name="ce10" office:value-type="float" office:value="1.75">
            <text:p>1.75</text:p>
          </table:table-cell>
          <table:table-cell table:number-columns-repeated="2" table:style-name="ce10" office:value-type="float" office:value="1.5">
            <text:p>1.50</text:p>
          </table:table-cell>
          <table:table-cell table:style-name="ce20"/>
        </table:table-row>
        <table:table-row table:style-name="ro3">
          <table:table-cell table:style-name="ce5" office:value-type="string">
            <text:p>BusRds <text:s/></text:p>
          </table:table-cell>
          <table:table-cell table:style-name="ce10" office:value-type="float" office:value="6449.75">
            <text:p>6449.75</text:p>
          </table:table-cell>
          <table:table-cell table:style-name="ce10" office:value-type="float" office:value="6011.5">
            <text:p>6011.50</text:p>
          </table:table-cell>
          <table:table-cell table:style-name="ce10" office:value-type="float" office:value="5749.25">
            <text:p>5749.25</text:p>
          </table:table-cell>
          <table:table-cell table:style-name="ce10" office:value-type="float" office:value="5644.25">
            <text:p>5644.25</text:p>
          </table:table-cell>
          <table:table-cell table:style-name="ce10" office:value-type="float" office:value="5609.5">
            <text:p>5609.50</text:p>
          </table:table-cell>
          <table:table-cell table:style-name="ce20"/>
          <table:table-cell table:style-name="ce5" office:value-type="string">
            <text:p>BusRds <text:s/></text:p>
          </table:table-cell>
          <table:table-cell table:style-name="ce10" office:value-type="float" office:value="5603.5">
            <text:p>5603.50</text:p>
          </table:table-cell>
          <table:table-cell table:style-name="ce10" office:value-type="float" office:value="5078.75">
            <text:p>5078.75</text:p>
          </table:table-cell>
          <table:table-cell table:style-name="ce10" office:value-type="float" office:value="4632.75">
            <text:p>4632.75</text:p>
          </table:table-cell>
          <table:table-cell table:style-name="ce20"/>
        </table:table-row>
        <table:table-row table:style-name="ro3">
          <table:table-cell table:style-name="ce5" office:value-type="string">
            <text:p>BusRdXs <text:s/></text:p>
          </table:table-cell>
          <table:table-cell table:style-name="ce10" office:value-type="float" office:value="630">
            <text:p>630.00</text:p>
          </table:table-cell>
          <table:table-cell table:style-name="ce10" office:value-type="float" office:value="622.75">
            <text:p>622.75</text:p>
          </table:table-cell>
          <table:table-cell table:style-name="ce10" office:value-type="float" office:value="617.5">
            <text:p>617.50</text:p>
          </table:table-cell>
          <table:table-cell table:style-name="ce10" office:value-type="float" office:value="614.25">
            <text:p>614.25</text:p>
          </table:table-cell>
          <table:table-cell table:style-name="ce10" office:value-type="float" office:value="612.5">
            <text:p>612.50</text:p>
          </table:table-cell>
          <table:table-cell table:style-name="ce20"/>
          <table:table-cell table:style-name="ce5" office:value-type="string">
            <text:p>BusRdXs <text:s/></text:p>
          </table:table-cell>
          <table:table-cell table:style-name="ce10" office:value-type="float" office:value="612.5">
            <text:p>612.50</text:p>
          </table:table-cell>
          <table:table-cell table:style-name="ce10" office:value-type="float" office:value="584.75">
            <text:p>584.75</text:p>
          </table:table-cell>
          <table:table-cell table:style-name="ce10" office:value-type="float" office:value="560.5">
            <text:p>560.50</text:p>
          </table:table-cell>
          <table:table-cell table:style-name="ce20"/>
        </table:table-row>
        <table:table-row table:style-name="ro3">
          <table:table-cell table:style-name="ce5" office:value-type="string">
            <text:p>BusUpgrs <text:s/></text:p>
          </table:table-cell>
          <table:table-cell table:number-columns-repeated="5" table:style-name="ce11" office:value-type="float" office:value="0">
            <text:p>0</text:p>
          </table:table-cell>
          <table:table-cell table:style-name="ce20"/>
          <table:table-cell table:style-name="ce5" office:value-type="string">
            <text:p>BusUpgrs <text:s/>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0"/>
        </table:table-row>
        <table:table-row table:style-name="ro3">
          <table:table-cell table:style-name="ce5" office:value-type="string">
            <text:p>BusUpds <text:s/></text:p>
          </table:table-cell>
          <table:table-cell table:number-columns-repeated="5" table:style-name="ce11" office:value-type="float" office:value="0">
            <text:p>0</text:p>
          </table:table-cell>
          <table:table-cell table:style-name="ce20"/>
          <table:table-cell table:style-name="ce5" office:value-type="string">
            <text:p>BusUpds <text:s/>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0"/>
        </table:table-row>
        <table:table-row table:style-name="ro1">
          <table:table-cell table:style-name="ce5" office:value-type="string">
            <text:p>miss rate <text:s/></text:p>
          </table:table-cell>
          <table:table-cell table:style-name="ce12" office:value-type="float" office:value="0.0516235">
            <text:p>0.05162</text:p>
          </table:table-cell>
          <table:table-cell table:style-name="ce12" office:value-type="float" office:value="0.048115">
            <text:p>0.04812</text:p>
          </table:table-cell>
          <table:table-cell table:style-name="ce12" office:value-type="float" office:value="0.0460165">
            <text:p>0.04602</text:p>
          </table:table-cell>
          <table:table-cell table:style-name="ce12" office:value-type="float" office:value="0.04517675">
            <text:p>0.04518</text:p>
          </table:table-cell>
          <table:table-cell table:style-name="ce12" office:value-type="float" office:value="0.0448985">
            <text:p>0.04490</text:p>
          </table:table-cell>
          <table:table-cell table:style-name="ce20"/>
          <table:table-cell table:style-name="ce5" office:value-type="string">
            <text:p>miss rate <text:s/></text:p>
          </table:table-cell>
          <table:table-cell table:style-name="ce12" office:value-type="float" office:value="0.04485025">
            <text:p>0.04485</text:p>
          </table:table-cell>
          <table:table-cell table:style-name="ce12" office:value-type="float" office:value="0.0406495">
            <text:p>0.04065</text:p>
          </table:table-cell>
          <table:table-cell table:style-name="ce12" office:value-type="float" office:value="0.037081">
            <text:p>0.03708</text:p>
          </table:table-cell>
          <table:table-cell table:style-name="ce20"/>
        </table:table-row>
        <table:table-row table:style-name="ro3">
          <table:table-cell table:style-name="ce5" office:value-type="string">
            <text:p>writebacks <text:s/></text:p>
          </table:table-cell>
          <table:table-cell table:style-name="ce10" office:value-type="float" office:value="577.25">
            <text:p>577.25</text:p>
          </table:table-cell>
          <table:table-cell table:style-name="ce10" office:value-type="float" office:value="519">
            <text:p>519.00</text:p>
          </table:table-cell>
          <table:table-cell table:style-name="ce10" office:value-type="float" office:value="411.5">
            <text:p>411.50</text:p>
          </table:table-cell>
          <table:table-cell table:style-name="ce10" office:value-type="float" office:value="236.25">
            <text:p>236.25</text:p>
          </table:table-cell>
          <table:table-cell table:style-name="ce10" office:value-type="float" office:value="134.75">
            <text:p>134.75</text:p>
          </table:table-cell>
          <table:table-cell table:style-name="ce20"/>
          <table:table-cell table:style-name="ce5" office:value-type="string">
            <text:p>writebacks <text:s/></text:p>
          </table:table-cell>
          <table:table-cell table:style-name="ce10" office:value-type="float" office:value="113.25">
            <text:p>113.25</text:p>
          </table:table-cell>
          <table:table-cell table:style-name="ce10" office:value-type="float" office:value="152">
            <text:p>152.00</text:p>
          </table:table-cell>
          <table:table-cell table:style-name="ce10" office:value-type="float" office:value="197.5">
            <text:p>197.50</text:p>
          </table:table-cell>
          <table:table-cell table:style-name="ce20"/>
        </table:table-row>
        <table:table-row table:style-name="ro1">
          <table:table-cell table:style-name="ce5" office:value-type="string">
            <text:p>memory transactions <text:s/></text:p>
          </table:table-cell>
          <table:table-cell table:style-name="ce10" office:value-type="float" office:value="7029">
            <text:p>7029.00</text:p>
          </table:table-cell>
          <table:table-cell table:style-name="ce10" office:value-type="float" office:value="6532.25">
            <text:p>6532.25</text:p>
          </table:table-cell>
          <table:table-cell table:style-name="ce10" office:value-type="float" office:value="6162.5">
            <text:p>6162.50</text:p>
          </table:table-cell>
          <table:table-cell table:style-name="ce10" office:value-type="float" office:value="5882.25">
            <text:p>5882.25</text:p>
          </table:table-cell>
          <table:table-cell table:style-name="ce10" office:value-type="float" office:value="5746">
            <text:p>5746.00</text:p>
          </table:table-cell>
          <table:table-cell table:style-name="ce20"/>
          <table:table-cell table:style-name="ce5" office:value-type="string">
            <text:p>memory transactions <text:s/></text:p>
          </table:table-cell>
          <table:table-cell table:style-name="ce10" office:value-type="float" office:value="5718.5">
            <text:p>5718.50</text:p>
          </table:table-cell>
          <table:table-cell table:style-name="ce10" office:value-type="float" office:value="5232.25">
            <text:p>5232.25</text:p>
          </table:table-cell>
          <table:table-cell table:style-name="ce10" office:value-type="float" office:value="4831.75">
            <text:p>4831.75</text:p>
          </table:table-cell>
          <table:table-cell table:style-name="ce20"/>
        </table:table-row>
        <table:table-row table:style-name="ro1">
          <table:table-cell table:style-name="ce5" office:value-type="string">
            <text:p>cache-to-cache transfers <text:s/></text:p>
          </table:table-cell>
          <table:table-cell table:number-columns-repeated="5" table:style-name="ce13" office:value-type="float" office:value="0">
            <text:p>0</text:p>
          </table:table-cell>
          <table:table-cell table:style-name="ce20"/>
          <table:table-cell table:style-name="ce5" office:value-type="string">
            <text:p>cache-to-cache transfers <text:s/></text:p>
          </table:table-cell>
          <table:table-cell table:number-columns-repeated="3" table:style-name="ce13" office:value-type="float" office:value="0">
            <text:p>0</text:p>
          </table:table-cell>
          <table:table-cell table:style-name="ce20"/>
        </table:table-row>
        <table:table-row table:style-name="ro1">
          <table:table-cell table:style-name="ce6"/>
          <table:table-cell table:style-name="ce14" table:number-columns-repeated="5"/>
          <table:table-cell table:style-name="ce21"/>
          <table:table-cell table:style-name="ce6"/>
          <table:table-cell table:style-name="ce14" table:number-columns-repeated="3"/>
          <table:table-cell table:style-name="ce21"/>
        </table:table-row>
        <table:table-row table:style-name="ro4">
          <table:table-cell table:style-name="ce3" office:value-type="string">
            <text:p>Protocol:</text:p>
          </table:table-cell>
          <table:table-cell table:style-name="ce7" office:value-type="string" table:number-columns-spanned="5" table:number-rows-spanned="1">
            <text:p>MSI with Bus Upgrade</text:p>
          </table:table-cell>
          <table:covered-table-cell table:style-name="ce16"/>
          <table:covered-table-cell table:number-columns-repeated="3" table:style-name="ce18"/>
          <table:table-cell table:style-name="ce19"/>
          <table:table-cell table:style-name="ce3" office:value-type="string">
            <text:p>Protocol:</text:p>
          </table:table-cell>
          <table:table-cell table:style-name="ce7" office:value-type="string" table:number-columns-spanned="3" table:number-rows-spanned="1">
            <text:p>MSI with Bus Upgrade</text:p>
          </table:table-cell>
          <table:covered-table-cell table:style-name="ce16"/>
          <table:covered-table-cell table:style-name="ce18"/>
          <table:table-cell table:style-name="ce19"/>
        </table:table-row>
        <table:table-row table:style-name="ro1">
          <table:table-cell table:style-name="ce4"/>
          <table:table-cell table:style-name="ce8" office:value-type="string" table:number-columns-spanned="5" table:number-rows-spanned="1">
            <text:p>Cache Size Comparison</text:p>
          </table:table-cell>
          <table:covered-table-cell table:number-columns-repeated="4" table:style-name="ce17"/>
          <table:table-cell table:style-name="ce20"/>
          <table:table-cell table:style-name="ce4"/>
          <table:table-cell table:style-name="ce8" office:value-type="string" table:number-columns-spanned="3" table:number-rows-spanned="1">
            <text:p>Block Size Comparison</text:p>
          </table:table-cell>
          <table:covered-table-cell table:number-columns-repeated="2" table:style-name="ce17"/>
          <table:table-cell table:style-name="ce20"/>
        </table:table-row>
        <table:table-row table:style-name="ro1">
          <table:table-cell table:style-name="ce4"/>
          <table:table-cell table:style-name="ce9" office:value-type="string">
            <text:p>32 KB</text:p>
          </table:table-cell>
          <table:table-cell table:style-name="ce9" office:value-type="string">
            <text:p>64 KB</text:p>
          </table:table-cell>
          <table:table-cell table:style-name="ce9" office:value-type="string">
            <text:p>128 KB</text:p>
          </table:table-cell>
          <table:table-cell table:style-name="ce9" office:value-type="string">
            <text:p>256 KB</text:p>
          </table:table-cell>
          <table:table-cell table:style-name="ce9" office:value-type="string">
            <text:p>512 KB</text:p>
          </table:table-cell>
          <table:table-cell table:style-name="ce20"/>
          <table:table-cell table:style-name="ce4"/>
          <table:table-cell table:style-name="ce9" office:value-type="string">
            <text:p>64 B</text:p>
          </table:table-cell>
          <table:table-cell table:style-name="ce9" office:value-type="string">
            <text:p>128 B</text:p>
          </table:table-cell>
          <table:table-cell table:style-name="ce9" office:value-type="string">
            <text:p>256 B</text:p>
          </table:table-cell>
          <table:table-cell table:style-name="ce20"/>
        </table:table-row>
        <table:table-row table:style-name="ro1">
          <table:table-cell table:style-name="ce5" office:value-type="string">
            <text:p>read misses <text:s/></text:p>
          </table:table-cell>
          <table:table-cell table:style-name="ce10" office:value-type="float" office:value="6449.75">
            <text:p>6449.75</text:p>
          </table:table-cell>
          <table:table-cell table:style-name="ce10" office:value-type="float" office:value="6011.5">
            <text:p>6011.50</text:p>
          </table:table-cell>
          <table:table-cell table:style-name="ce10" office:value-type="float" office:value="5749.25">
            <text:p>5749.25</text:p>
          </table:table-cell>
          <table:table-cell table:style-name="ce10" office:value-type="float" office:value="5644.25">
            <text:p>5644.25</text:p>
          </table:table-cell>
          <table:table-cell table:style-name="ce10" office:value-type="float" office:value="5609.5">
            <text:p>5609.50</text:p>
          </table:table-cell>
          <table:table-cell table:style-name="ce20"/>
          <table:table-cell table:style-name="ce5" office:value-type="string">
            <text:p>read misses <text:s/></text:p>
          </table:table-cell>
          <table:table-cell table:style-name="ce10" office:value-type="float" office:value="5603.5">
            <text:p>5603.50</text:p>
          </table:table-cell>
          <table:table-cell table:style-name="ce10" office:value-type="float" office:value="5078.75">
            <text:p>5078.75</text:p>
          </table:table-cell>
          <table:table-cell table:style-name="ce10" office:value-type="float" office:value="4632.75">
            <text:p>4632.75</text:p>
          </table:table-cell>
          <table:table-cell table:style-name="ce20"/>
        </table:table-row>
        <table:table-row table:style-name="ro1">
          <table:table-cell table:style-name="ce5" office:value-type="string">
            <text:p>write misses <text:s/></text:p>
          </table:table-cell>
          <table:table-cell table:style-name="ce10" office:value-type="float" office:value="2">
            <text:p>2.00</text:p>
          </table:table-cell>
          <table:table-cell table:number-columns-repeated="4" table:style-name="ce10" office:value-type="float" office:value="1.75">
            <text:p>1.75</text:p>
          </table:table-cell>
          <table:table-cell table:style-name="ce20"/>
          <table:table-cell table:style-name="ce5" office:value-type="string">
            <text:p>write misses <text:s/></text:p>
          </table:table-cell>
          <table:table-cell table:style-name="ce10" office:value-type="float" office:value="1.75">
            <text:p>1.75</text:p>
          </table:table-cell>
          <table:table-cell table:number-columns-repeated="2" table:style-name="ce10" office:value-type="float" office:value="1.5">
            <text:p>1.50</text:p>
          </table:table-cell>
          <table:table-cell table:style-name="ce20"/>
        </table:table-row>
        <table:table-row table:style-name="ro3">
          <table:table-cell table:style-name="ce5" office:value-type="string">
            <text:p>BusRds <text:s/></text:p>
          </table:table-cell>
          <table:table-cell table:style-name="ce10" office:value-type="float" office:value="6449.75">
            <text:p>6449.75</text:p>
          </table:table-cell>
          <table:table-cell table:style-name="ce10" office:value-type="float" office:value="6011.5">
            <text:p>6011.50</text:p>
          </table:table-cell>
          <table:table-cell table:style-name="ce10" office:value-type="float" office:value="5749.25">
            <text:p>5749.25</text:p>
          </table:table-cell>
          <table:table-cell table:style-name="ce10" office:value-type="float" office:value="5644.25">
            <text:p>5644.25</text:p>
          </table:table-cell>
          <table:table-cell table:style-name="ce10" office:value-type="float" office:value="5609.5">
            <text:p>5609.50</text:p>
          </table:table-cell>
          <table:table-cell table:style-name="ce20"/>
          <table:table-cell table:style-name="ce5" office:value-type="string">
            <text:p>BusRds <text:s/></text:p>
          </table:table-cell>
          <table:table-cell table:style-name="ce10" office:value-type="float" office:value="5603.5">
            <text:p>5603.50</text:p>
          </table:table-cell>
          <table:table-cell table:style-name="ce10" office:value-type="float" office:value="5078.75">
            <text:p>5078.75</text:p>
          </table:table-cell>
          <table:table-cell table:style-name="ce10" office:value-type="float" office:value="4632.75">
            <text:p>4632.75</text:p>
          </table:table-cell>
          <table:table-cell table:style-name="ce20"/>
        </table:table-row>
        <table:table-row table:style-name="ro3">
          <table:table-cell table:style-name="ce5" office:value-type="string">
            <text:p>BusRdXs <text:s/></text:p>
          </table:table-cell>
          <table:table-cell table:style-name="ce10" office:value-type="float" office:value="2">
            <text:p>2.00</text:p>
          </table:table-cell>
          <table:table-cell table:number-columns-repeated="4" table:style-name="ce10" office:value-type="float" office:value="1.75">
            <text:p>1.75</text:p>
          </table:table-cell>
          <table:table-cell table:style-name="ce20"/>
          <table:table-cell table:style-name="ce5" office:value-type="string">
            <text:p>BusRdXs <text:s/></text:p>
          </table:table-cell>
          <table:table-cell table:style-name="ce10" office:value-type="float" office:value="1.75">
            <text:p>1.75</text:p>
          </table:table-cell>
          <table:table-cell table:number-columns-repeated="2" table:style-name="ce10" office:value-type="float" office:value="1.5">
            <text:p>1.50</text:p>
          </table:table-cell>
          <table:table-cell table:style-name="ce20"/>
        </table:table-row>
        <table:table-row table:style-name="ro3">
          <table:table-cell table:style-name="ce5" office:value-type="string">
            <text:p>BusUpgrs <text:s/></text:p>
          </table:table-cell>
          <table:table-cell table:style-name="ce10" office:value-type="float" office:value="628">
            <text:p>628.00</text:p>
          </table:table-cell>
          <table:table-cell table:style-name="ce10" office:value-type="float" office:value="621">
            <text:p>621.00</text:p>
          </table:table-cell>
          <table:table-cell table:style-name="ce10" office:value-type="float" office:value="615.75">
            <text:p>615.75</text:p>
          </table:table-cell>
          <table:table-cell table:style-name="ce10" office:value-type="float" office:value="612.5">
            <text:p>612.50</text:p>
          </table:table-cell>
          <table:table-cell table:style-name="ce10" office:value-type="float" office:value="610.75">
            <text:p>610.75</text:p>
          </table:table-cell>
          <table:table-cell table:style-name="ce20"/>
          <table:table-cell table:style-name="ce5" office:value-type="string">
            <text:p>BusUpgrs <text:s/></text:p>
          </table:table-cell>
          <table:table-cell table:style-name="ce10" office:value-type="float" office:value="610.75">
            <text:p>610.75</text:p>
          </table:table-cell>
          <table:table-cell table:style-name="ce10" office:value-type="float" office:value="583.25">
            <text:p>583.25</text:p>
          </table:table-cell>
          <table:table-cell table:style-name="ce10" office:value-type="float" office:value="559">
            <text:p>559.00</text:p>
          </table:table-cell>
          <table:table-cell table:style-name="ce20"/>
        </table:table-row>
        <table:table-row table:style-name="ro3">
          <table:table-cell table:style-name="ce5" office:value-type="string">
            <text:p>BusUpds <text:s/></text:p>
          </table:table-cell>
          <table:table-cell table:number-columns-repeated="5" table:style-name="ce11" office:value-type="float" office:value="0">
            <text:p>0</text:p>
          </table:table-cell>
          <table:table-cell table:style-name="ce20"/>
          <table:table-cell table:style-name="ce5" office:value-type="string">
            <text:p>BusUpds <text:s/>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0"/>
        </table:table-row>
        <table:table-row table:style-name="ro1">
          <table:table-cell table:style-name="ce5" office:value-type="string">
            <text:p>miss rate <text:s/></text:p>
          </table:table-cell>
          <table:table-cell table:style-name="ce12" office:value-type="float" office:value="0.0516235">
            <text:p>0.05162</text:p>
          </table:table-cell>
          <table:table-cell table:style-name="ce12" office:value-type="float" office:value="0.048115">
            <text:p>0.04812</text:p>
          </table:table-cell>
          <table:table-cell table:style-name="ce12" office:value-type="float" office:value="0.0460165">
            <text:p>0.04602</text:p>
          </table:table-cell>
          <table:table-cell table:style-name="ce12" office:value-type="float" office:value="0.04517675">
            <text:p>0.04518</text:p>
          </table:table-cell>
          <table:table-cell table:style-name="ce12" office:value-type="float" office:value="0.0448985">
            <text:p>0.04490</text:p>
          </table:table-cell>
          <table:table-cell table:style-name="ce20"/>
          <table:table-cell table:style-name="ce5" office:value-type="string">
            <text:p>miss rate <text:s/></text:p>
          </table:table-cell>
          <table:table-cell table:style-name="ce12" office:value-type="float" office:value="0.04485025">
            <text:p>0.04485</text:p>
          </table:table-cell>
          <table:table-cell table:style-name="ce12" office:value-type="float" office:value="0.0406495">
            <text:p>0.04065</text:p>
          </table:table-cell>
          <table:table-cell table:style-name="ce12" office:value-type="float" office:value="0.037081">
            <text:p>0.03708</text:p>
          </table:table-cell>
          <table:table-cell table:style-name="ce20"/>
        </table:table-row>
        <table:table-row table:style-name="ro3">
          <table:table-cell table:style-name="ce5" office:value-type="string">
            <text:p>writebacks <text:s/></text:p>
          </table:table-cell>
          <table:table-cell table:style-name="ce10" office:value-type="float" office:value="577.25">
            <text:p>577.25</text:p>
          </table:table-cell>
          <table:table-cell table:style-name="ce10" office:value-type="float" office:value="519">
            <text:p>519.00</text:p>
          </table:table-cell>
          <table:table-cell table:style-name="ce10" office:value-type="float" office:value="411.5">
            <text:p>411.50</text:p>
          </table:table-cell>
          <table:table-cell table:style-name="ce10" office:value-type="float" office:value="236.25">
            <text:p>236.25</text:p>
          </table:table-cell>
          <table:table-cell table:style-name="ce10" office:value-type="float" office:value="134.75">
            <text:p>134.75</text:p>
          </table:table-cell>
          <table:table-cell table:style-name="ce20"/>
          <table:table-cell table:style-name="ce5" office:value-type="string">
            <text:p>writebacks <text:s/></text:p>
          </table:table-cell>
          <table:table-cell table:style-name="ce10" office:value-type="float" office:value="113.25">
            <text:p>113.25</text:p>
          </table:table-cell>
          <table:table-cell table:style-name="ce10" office:value-type="float" office:value="152">
            <text:p>152.00</text:p>
          </table:table-cell>
          <table:table-cell table:style-name="ce10" office:value-type="float" office:value="197.5">
            <text:p>197.50</text:p>
          </table:table-cell>
          <table:table-cell table:style-name="ce20"/>
        </table:table-row>
        <table:table-row table:style-name="ro1">
          <table:table-cell table:style-name="ce5" office:value-type="string">
            <text:p>memory transactions <text:s/></text:p>
          </table:table-cell>
          <table:table-cell table:style-name="ce10" office:value-type="float" office:value="7029">
            <text:p>7029.00</text:p>
          </table:table-cell>
          <table:table-cell table:style-name="ce10" office:value-type="float" office:value="6532.25">
            <text:p>6532.25</text:p>
          </table:table-cell>
          <table:table-cell table:style-name="ce10" office:value-type="float" office:value="6162.5">
            <text:p>6162.50</text:p>
          </table:table-cell>
          <table:table-cell table:style-name="ce10" office:value-type="float" office:value="5882.25">
            <text:p>5882.25</text:p>
          </table:table-cell>
          <table:table-cell table:style-name="ce10" office:value-type="float" office:value="5746">
            <text:p>5746.00</text:p>
          </table:table-cell>
          <table:table-cell table:style-name="ce20"/>
          <table:table-cell table:style-name="ce5" office:value-type="string">
            <text:p>memory transactions <text:s/></text:p>
          </table:table-cell>
          <table:table-cell table:style-name="ce10" office:value-type="float" office:value="5718.5">
            <text:p>5718.50</text:p>
          </table:table-cell>
          <table:table-cell table:style-name="ce10" office:value-type="float" office:value="5232.25">
            <text:p>5232.25</text:p>
          </table:table-cell>
          <table:table-cell table:style-name="ce10" office:value-type="float" office:value="4831.75">
            <text:p>4831.75</text:p>
          </table:table-cell>
          <table:table-cell table:style-name="ce20"/>
        </table:table-row>
        <table:table-row table:style-name="ro1">
          <table:table-cell table:style-name="ce5" office:value-type="string">
            <text:p>cache-to-cache transfers <text:s/></text:p>
          </table:table-cell>
          <table:table-cell table:number-columns-repeated="5" table:style-name="ce13" office:value-type="float" office:value="0">
            <text:p>0</text:p>
          </table:table-cell>
          <table:table-cell table:style-name="ce20"/>
          <table:table-cell table:style-name="ce5" office:value-type="string">
            <text:p>cache-to-cache transfers <text:s/></text:p>
          </table:table-cell>
          <table:table-cell table:number-columns-repeated="3" table:style-name="ce13" office:value-type="float" office:value="0">
            <text:p>0</text:p>
          </table:table-cell>
          <table:table-cell table:style-name="ce20"/>
        </table:table-row>
        <table:table-row table:style-name="ro1">
          <table:table-cell table:style-name="ce6"/>
          <table:table-cell table:style-name="ce14" table:number-columns-repeated="5"/>
          <table:table-cell table:style-name="ce21"/>
          <table:table-cell table:style-name="ce6"/>
          <table:table-cell table:style-name="ce14" table:number-columns-repeated="3"/>
          <table:table-cell table:style-name="ce21"/>
        </table:table-row>
        <table:table-row table:style-name="ro4">
          <table:table-cell table:style-name="ce3" office:value-type="string">
            <text:p>Protocol:</text:p>
          </table:table-cell>
          <table:table-cell table:style-name="ce7" office:value-type="string" table:number-columns-spanned="5" table:number-rows-spanned="1">
            <text:p>Dragon</text:p>
          </table:table-cell>
          <table:covered-table-cell table:style-name="ce16"/>
          <table:covered-table-cell table:number-columns-repeated="3" table:style-name="ce18"/>
          <table:table-cell table:style-name="ce19"/>
          <table:table-cell table:style-name="ce3" office:value-type="string">
            <text:p>Protocol:</text:p>
          </table:table-cell>
          <table:table-cell table:style-name="ce7" office:value-type="string" table:number-columns-spanned="3" table:number-rows-spanned="1">
            <text:p>Dragon</text:p>
          </table:table-cell>
          <table:covered-table-cell table:style-name="ce16"/>
          <table:covered-table-cell table:style-name="ce18"/>
          <table:table-cell table:style-name="ce19"/>
        </table:table-row>
        <table:table-row table:style-name="ro1">
          <table:table-cell table:style-name="ce4"/>
          <table:table-cell table:style-name="ce8" office:value-type="string" table:number-columns-spanned="5" table:number-rows-spanned="1">
            <text:p>Cache Size Comparison</text:p>
          </table:table-cell>
          <table:covered-table-cell table:number-columns-repeated="4" table:style-name="ce17"/>
          <table:table-cell table:style-name="ce20"/>
          <table:table-cell table:style-name="ce4"/>
          <table:table-cell table:style-name="ce8" office:value-type="string" table:number-columns-spanned="3" table:number-rows-spanned="1">
            <text:p>Block Size Comparison</text:p>
          </table:table-cell>
          <table:covered-table-cell table:number-columns-repeated="2" table:style-name="ce17"/>
          <table:table-cell table:style-name="ce20"/>
        </table:table-row>
        <table:table-row table:style-name="ro1">
          <table:table-cell table:style-name="ce4"/>
          <table:table-cell table:style-name="ce9" office:value-type="string">
            <text:p>32 KB</text:p>
          </table:table-cell>
          <table:table-cell table:style-name="ce9" office:value-type="string">
            <text:p>64 KB</text:p>
          </table:table-cell>
          <table:table-cell table:style-name="ce9" office:value-type="string">
            <text:p>128 KB</text:p>
          </table:table-cell>
          <table:table-cell table:style-name="ce9" office:value-type="string">
            <text:p>256 KB</text:p>
          </table:table-cell>
          <table:table-cell table:style-name="ce9" office:value-type="string">
            <text:p>512 KB</text:p>
          </table:table-cell>
          <table:table-cell table:style-name="ce20"/>
          <table:table-cell table:style-name="ce4"/>
          <table:table-cell table:style-name="ce9" office:value-type="string">
            <text:p>64 B</text:p>
          </table:table-cell>
          <table:table-cell table:style-name="ce9" office:value-type="string">
            <text:p>128 B</text:p>
          </table:table-cell>
          <table:table-cell table:style-name="ce9" office:value-type="string">
            <text:p>256 B</text:p>
          </table:table-cell>
          <table:table-cell table:style-name="ce20"/>
        </table:table-row>
        <table:table-row table:style-name="ro1">
          <table:table-cell table:style-name="ce5" office:value-type="string">
            <text:p>read misses <text:s/></text:p>
          </table:table-cell>
          <table:table-cell table:style-name="ce10" office:value-type="float" office:value="6449.75">
            <text:p>6449.75</text:p>
          </table:table-cell>
          <table:table-cell table:style-name="ce10" office:value-type="float" office:value="6011.5">
            <text:p>6011.50</text:p>
          </table:table-cell>
          <table:table-cell table:style-name="ce10" office:value-type="float" office:value="5749.25">
            <text:p>5749.25</text:p>
          </table:table-cell>
          <table:table-cell table:style-name="ce10" office:value-type="float" office:value="5644.25">
            <text:p>5644.25</text:p>
          </table:table-cell>
          <table:table-cell table:style-name="ce10" office:value-type="float" office:value="5609.5">
            <text:p>5609.50</text:p>
          </table:table-cell>
          <table:table-cell table:style-name="ce20"/>
          <table:table-cell table:style-name="ce5" office:value-type="string">
            <text:p>read misses <text:s/></text:p>
          </table:table-cell>
          <table:table-cell table:style-name="ce10" office:value-type="float" office:value="5603.5">
            <text:p>5603.50</text:p>
          </table:table-cell>
          <table:table-cell table:style-name="ce10" office:value-type="float" office:value="5078.75">
            <text:p>5078.75</text:p>
          </table:table-cell>
          <table:table-cell table:style-name="ce10" office:value-type="float" office:value="4632.75">
            <text:p>4632.75</text:p>
          </table:table-cell>
          <table:table-cell table:style-name="ce20"/>
        </table:table-row>
        <table:table-row table:style-name="ro1">
          <table:table-cell table:style-name="ce5" office:value-type="string">
            <text:p>write misses <text:s/></text:p>
          </table:table-cell>
          <table:table-cell table:style-name="ce10" office:value-type="float" office:value="2">
            <text:p>2.00</text:p>
          </table:table-cell>
          <table:table-cell table:number-columns-repeated="4" table:style-name="ce10" office:value-type="float" office:value="1.75">
            <text:p>1.75</text:p>
          </table:table-cell>
          <table:table-cell table:style-name="ce20"/>
          <table:table-cell table:style-name="ce5" office:value-type="string">
            <text:p>write misses <text:s/></text:p>
          </table:table-cell>
          <table:table-cell table:style-name="ce10" office:value-type="float" office:value="1.75">
            <text:p>1.75</text:p>
          </table:table-cell>
          <table:table-cell table:number-columns-repeated="2" table:style-name="ce10" office:value-type="float" office:value="1.5">
            <text:p>1.50</text:p>
          </table:table-cell>
          <table:table-cell table:style-name="ce20"/>
        </table:table-row>
        <table:table-row table:style-name="ro3">
          <table:table-cell table:style-name="ce5" office:value-type="string">
            <text:p>BusRds <text:s/></text:p>
          </table:table-cell>
          <table:table-cell table:style-name="ce10" office:value-type="float" office:value="6451.5">
            <text:p>6451.50</text:p>
          </table:table-cell>
          <table:table-cell table:style-name="ce10" office:value-type="float" office:value="6013.25">
            <text:p>6013.25</text:p>
          </table:table-cell>
          <table:table-cell table:style-name="ce10" office:value-type="float" office:value="5751">
            <text:p>5751.00</text:p>
          </table:table-cell>
          <table:table-cell table:style-name="ce10" office:value-type="float" office:value="5646">
            <text:p>5646.00</text:p>
          </table:table-cell>
          <table:table-cell table:style-name="ce10" office:value-type="float" office:value="5611.25">
            <text:p>5611.25</text:p>
          </table:table-cell>
          <table:table-cell table:style-name="ce20"/>
          <table:table-cell table:style-name="ce5" office:value-type="string">
            <text:p>BusRds <text:s/></text:p>
          </table:table-cell>
          <table:table-cell table:style-name="ce10" office:value-type="float" office:value="5605.25">
            <text:p>5605.25</text:p>
          </table:table-cell>
          <table:table-cell table:style-name="ce10" office:value-type="float" office:value="5080.25">
            <text:p>5080.25</text:p>
          </table:table-cell>
          <table:table-cell table:style-name="ce10" office:value-type="float" office:value="4634.25">
            <text:p>4634.25</text:p>
          </table:table-cell>
          <table:table-cell table:style-name="ce20"/>
        </table:table-row>
        <table:table-row table:style-name="ro3">
          <table:table-cell table:style-name="ce5" office:value-type="string">
            <text:p>BusRdXs <text:s/></text:p>
          </table:table-cell>
          <table:table-cell table:number-columns-repeated="5" table:style-name="ce11" office:value-type="float" office:value="0">
            <text:p>0</text:p>
          </table:table-cell>
          <table:table-cell table:style-name="ce20"/>
          <table:table-cell table:style-name="ce5" office:value-type="string">
            <text:p>BusRdXs <text:s/>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0"/>
        </table:table-row>
        <table:table-row table:style-name="ro3">
          <table:table-cell table:style-name="ce5" office:value-type="string">
            <text:p>BusUpgrs <text:s/></text:p>
          </table:table-cell>
          <table:table-cell table:number-columns-repeated="5" table:style-name="ce11" office:value-type="float" office:value="0">
            <text:p>0</text:p>
          </table:table-cell>
          <table:table-cell table:style-name="ce20"/>
          <table:table-cell table:style-name="ce5" office:value-type="string">
            <text:p>BusUpgrs <text:s/>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0"/>
        </table:table-row>
        <table:table-row table:style-name="ro3">
          <table:table-cell table:style-name="ce5" office:value-type="string">
            <text:p>BusUpds <text:s/></text:p>
          </table:table-cell>
          <table:table-cell table:style-name="ce10" office:value-type="float" office:value="1791.25">
            <text:p>1791.25</text:p>
          </table:table-cell>
          <table:table-cell table:style-name="ce10" office:value-type="float" office:value="1949.5">
            <text:p>1949.50</text:p>
          </table:table-cell>
          <table:table-cell table:style-name="ce10" office:value-type="float" office:value="2072.75">
            <text:p>2072.75</text:p>
          </table:table-cell>
          <table:table-cell table:style-name="ce10" office:value-type="float" office:value="2120">
            <text:p>2120.00</text:p>
          </table:table-cell>
          <table:table-cell table:style-name="ce10" office:value-type="float" office:value="2154.25">
            <text:p>2154.25</text:p>
          </table:table-cell>
          <table:table-cell table:style-name="ce20"/>
          <table:table-cell table:style-name="ce5" office:value-type="string">
            <text:p>BusUpds <text:s/></text:p>
          </table:table-cell>
          <table:table-cell table:style-name="ce10" office:value-type="float" office:value="2154.25">
            <text:p>2154.25</text:p>
          </table:table-cell>
          <table:table-cell table:style-name="ce10" office:value-type="float" office:value="4374.75">
            <text:p>4374.75</text:p>
          </table:table-cell>
          <table:table-cell table:style-name="ce10" office:value-type="float" office:value="5138.25">
            <text:p>5138.25</text:p>
          </table:table-cell>
          <table:table-cell table:style-name="ce20"/>
        </table:table-row>
        <table:table-row table:style-name="ro1">
          <table:table-cell table:style-name="ce5" office:value-type="string">
            <text:p>miss rate <text:s/></text:p>
          </table:table-cell>
          <table:table-cell table:style-name="ce12" office:value-type="float" office:value="0.0516235">
            <text:p>0.05162</text:p>
          </table:table-cell>
          <table:table-cell table:style-name="ce12" office:value-type="float" office:value="0.048115">
            <text:p>0.04812</text:p>
          </table:table-cell>
          <table:table-cell table:style-name="ce12" office:value-type="float" office:value="0.0460165">
            <text:p>0.04602</text:p>
          </table:table-cell>
          <table:table-cell table:style-name="ce12" office:value-type="float" office:value="0.04517675">
            <text:p>0.04518</text:p>
          </table:table-cell>
          <table:table-cell table:style-name="ce12" office:value-type="float" office:value="0.0448985">
            <text:p>0.04490</text:p>
          </table:table-cell>
          <table:table-cell table:style-name="ce20"/>
          <table:table-cell table:style-name="ce5" office:value-type="string">
            <text:p>miss rate <text:s/></text:p>
          </table:table-cell>
          <table:table-cell table:style-name="ce12" office:value-type="float" office:value="0.04485025">
            <text:p>0.04485</text:p>
          </table:table-cell>
          <table:table-cell table:style-name="ce12" office:value-type="float" office:value="0.0406495">
            <text:p>0.04065</text:p>
          </table:table-cell>
          <table:table-cell table:style-name="ce12" office:value-type="float" office:value="0.037081">
            <text:p>0.03708</text:p>
          </table:table-cell>
          <table:table-cell table:style-name="ce20"/>
        </table:table-row>
        <table:table-row table:style-name="ro3">
          <table:table-cell table:style-name="ce5" office:value-type="string">
            <text:p>writebacks <text:s/></text:p>
          </table:table-cell>
          <table:table-cell table:style-name="ce10" office:value-type="float" office:value="569.5">
            <text:p>569.50</text:p>
          </table:table-cell>
          <table:table-cell table:style-name="ce10" office:value-type="float" office:value="514">
            <text:p>514.00</text:p>
          </table:table-cell>
          <table:table-cell table:style-name="ce10" office:value-type="float" office:value="409">
            <text:p>409.00</text:p>
          </table:table-cell>
          <table:table-cell table:style-name="ce10" office:value-type="float" office:value="233.75">
            <text:p>233.75</text:p>
          </table:table-cell>
          <table:table-cell table:style-name="ce10" office:value-type="float" office:value="132.75">
            <text:p>132.75</text:p>
          </table:table-cell>
          <table:table-cell table:style-name="ce20"/>
          <table:table-cell table:style-name="ce5" office:value-type="string">
            <text:p>writebacks <text:s/></text:p>
          </table:table-cell>
          <table:table-cell table:style-name="ce10" office:value-type="float" office:value="111.25">
            <text:p>111.25</text:p>
          </table:table-cell>
          <table:table-cell table:style-name="ce10" office:value-type="float" office:value="149.75">
            <text:p>149.75</text:p>
          </table:table-cell>
          <table:table-cell table:style-name="ce10" office:value-type="float" office:value="194.75">
            <text:p>194.75</text:p>
          </table:table-cell>
          <table:table-cell table:style-name="ce20"/>
        </table:table-row>
        <table:table-row table:style-name="ro1">
          <table:table-cell table:style-name="ce5" office:value-type="string">
            <text:p>memory transactions <text:s/></text:p>
          </table:table-cell>
          <table:table-cell table:style-name="ce10" office:value-type="float" office:value="2168.5">
            <text:p>2168.50</text:p>
          </table:table-cell>
          <table:table-cell table:style-name="ce10" office:value-type="float" office:value="2020.25">
            <text:p>2020.25</text:p>
          </table:table-cell>
          <table:table-cell table:style-name="ce10" office:value-type="float" office:value="1857.5">
            <text:p>1857.50</text:p>
          </table:table-cell>
          <table:table-cell table:style-name="ce10" office:value-type="float" office:value="1657">
            <text:p>1657.00</text:p>
          </table:table-cell>
          <table:table-cell table:style-name="ce10" office:value-type="float" office:value="1547.5">
            <text:p>1547.50</text:p>
          </table:table-cell>
          <table:table-cell table:style-name="ce20"/>
          <table:table-cell table:style-name="ce5" office:value-type="string">
            <text:p>memory transactions <text:s/></text:p>
          </table:table-cell>
          <table:table-cell table:style-name="ce10" office:value-type="float" office:value="1524.5">
            <text:p>1524.50</text:p>
          </table:table-cell>
          <table:table-cell table:style-name="ce10" office:value-type="float" office:value="1430.5">
            <text:p>1430.50</text:p>
          </table:table-cell>
          <table:table-cell table:style-name="ce10" office:value-type="float" office:value="1361.75">
            <text:p>1361.75</text:p>
          </table:table-cell>
          <table:table-cell table:style-name="ce20"/>
        </table:table-row>
        <table:table-row table:style-name="ro1">
          <table:table-cell table:style-name="ce5" office:value-type="string">
            <text:p>cache-to-cache transfers <text:s/></text:p>
          </table:table-cell>
          <table:table-cell table:style-name="ce15" office:value-type="float" office:value="4852.75">
            <text:p>4852.75</text:p>
          </table:table-cell>
          <table:table-cell table:style-name="ce15" office:value-type="float" office:value="4507">
            <text:p>4507.00</text:p>
          </table:table-cell>
          <table:table-cell table:style-name="ce15" office:value-type="float" office:value="4302.5">
            <text:p>4302.50</text:p>
          </table:table-cell>
          <table:table-cell table:style-name="ce15" office:value-type="float" office:value="4222.75">
            <text:p>4222.75</text:p>
          </table:table-cell>
          <table:table-cell table:style-name="ce15" office:value-type="float" office:value="4196.5">
            <text:p>4196.50</text:p>
          </table:table-cell>
          <table:table-cell table:style-name="ce20"/>
          <table:table-cell table:style-name="ce5" office:value-type="string">
            <text:p>cache-to-cache transfers <text:s/></text:p>
          </table:table-cell>
          <table:table-cell table:style-name="ce15" office:value-type="float" office:value="4192">
            <text:p>4192.00</text:p>
          </table:table-cell>
          <table:table-cell table:style-name="ce15" office:value-type="float" office:value="3799.5">
            <text:p>3799.50</text:p>
          </table:table-cell>
          <table:table-cell table:style-name="ce15" office:value-type="float" office:value="3467.25">
            <text:p>3467.25</text:p>
          </table:table-cell>
          <table:table-cell table:style-name="ce20"/>
        </table:table-row>
        <table:table-row table:style-name="ro1">
          <table:table-cell table:style-name="ce6"/>
          <table:table-cell table:style-name="ce14" table:number-columns-repeated="5"/>
          <table:table-cell table:style-name="ce21"/>
          <table:table-cell table:style-name="ce6"/>
          <table:table-cell table:style-name="ce14" table:number-columns-repeated="3"/>
          <table:table-cell table:style-name="ce21"/>
        </table:table-row>
        <table:table-row table:style-name="ro4">
          <table:table-cell table:style-name="ce3" office:value-type="string">
            <text:p>Protocol:</text:p>
          </table:table-cell>
          <table:table-cell table:style-name="ce7" office:value-type="string" table:number-columns-spanned="5" table:number-rows-spanned="1">
            <text:p>Firefly</text:p>
          </table:table-cell>
          <table:covered-table-cell table:style-name="ce16"/>
          <table:covered-table-cell table:number-columns-repeated="3" table:style-name="ce18"/>
          <table:table-cell table:style-name="ce19"/>
          <table:table-cell table:style-name="ce3" office:value-type="string">
            <text:p>Protocol:</text:p>
          </table:table-cell>
          <table:table-cell table:style-name="ce7" office:value-type="string" table:number-columns-spanned="3" table:number-rows-spanned="1">
            <text:p>Firefly</text:p>
          </table:table-cell>
          <table:covered-table-cell table:style-name="ce16"/>
          <table:covered-table-cell table:style-name="ce18"/>
          <table:table-cell table:style-name="ce19"/>
        </table:table-row>
        <table:table-row table:style-name="ro1">
          <table:table-cell table:style-name="ce4"/>
          <table:table-cell table:style-name="ce8" office:value-type="string" table:number-columns-spanned="5" table:number-rows-spanned="1">
            <text:p>Cache Size Comparison</text:p>
          </table:table-cell>
          <table:covered-table-cell table:number-columns-repeated="4" table:style-name="ce17"/>
          <table:table-cell table:style-name="ce20"/>
          <table:table-cell table:style-name="ce4"/>
          <table:table-cell table:style-name="ce8" office:value-type="string" table:number-columns-spanned="3" table:number-rows-spanned="1">
            <text:p>Block Size Comparison</text:p>
          </table:table-cell>
          <table:covered-table-cell table:number-columns-repeated="2" table:style-name="ce17"/>
          <table:table-cell table:style-name="ce20"/>
        </table:table-row>
        <table:table-row table:style-name="ro1">
          <table:table-cell table:style-name="ce4"/>
          <table:table-cell table:style-name="ce9" office:value-type="string">
            <text:p>32 KB</text:p>
          </table:table-cell>
          <table:table-cell table:style-name="ce9" office:value-type="string">
            <text:p>64 KB</text:p>
          </table:table-cell>
          <table:table-cell table:style-name="ce9" office:value-type="string">
            <text:p>128 KB</text:p>
          </table:table-cell>
          <table:table-cell table:style-name="ce9" office:value-type="string">
            <text:p>256 KB</text:p>
          </table:table-cell>
          <table:table-cell table:style-name="ce9" office:value-type="string">
            <text:p>512 KB</text:p>
          </table:table-cell>
          <table:table-cell table:style-name="ce20"/>
          <table:table-cell table:style-name="ce4"/>
          <table:table-cell table:style-name="ce9" office:value-type="string">
            <text:p>64 B</text:p>
          </table:table-cell>
          <table:table-cell table:style-name="ce9" office:value-type="string">
            <text:p>128 B</text:p>
          </table:table-cell>
          <table:table-cell table:style-name="ce9" office:value-type="string">
            <text:p>256 B</text:p>
          </table:table-cell>
          <table:table-cell table:style-name="ce20"/>
        </table:table-row>
        <table:table-row table:style-name="ro1">
          <table:table-cell table:style-name="ce5" office:value-type="string">
            <text:p>read misses <text:s/></text:p>
          </table:table-cell>
          <table:table-cell table:style-name="ce10" office:value-type="float" office:value="6449.75">
            <text:p>6449.75</text:p>
          </table:table-cell>
          <table:table-cell table:style-name="ce10" office:value-type="float" office:value="6011.5">
            <text:p>6011.50</text:p>
          </table:table-cell>
          <table:table-cell table:style-name="ce10" office:value-type="float" office:value="5749.25">
            <text:p>5749.25</text:p>
          </table:table-cell>
          <table:table-cell table:style-name="ce10" office:value-type="float" office:value="5644.25">
            <text:p>5644.25</text:p>
          </table:table-cell>
          <table:table-cell table:style-name="ce10" office:value-type="float" office:value="5609.5">
            <text:p>5609.50</text:p>
          </table:table-cell>
          <table:table-cell table:style-name="ce20"/>
          <table:table-cell table:style-name="ce5" office:value-type="string">
            <text:p>read misses <text:s/></text:p>
          </table:table-cell>
          <table:table-cell table:style-name="ce10" office:value-type="float" office:value="5603.5">
            <text:p>5603.50</text:p>
          </table:table-cell>
          <table:table-cell table:style-name="ce10" office:value-type="float" office:value="5078.75">
            <text:p>5078.75</text:p>
          </table:table-cell>
          <table:table-cell table:style-name="ce10" office:value-type="float" office:value="4632.75">
            <text:p>4632.75</text:p>
          </table:table-cell>
          <table:table-cell table:style-name="ce20"/>
        </table:table-row>
        <table:table-row table:style-name="ro1">
          <table:table-cell table:style-name="ce5" office:value-type="string">
            <text:p>write misses <text:s/></text:p>
          </table:table-cell>
          <table:table-cell table:style-name="ce10" office:value-type="float" office:value="2">
            <text:p>2.00</text:p>
          </table:table-cell>
          <table:table-cell table:number-columns-repeated="4" table:style-name="ce10" office:value-type="float" office:value="1.75">
            <text:p>1.75</text:p>
          </table:table-cell>
          <table:table-cell table:style-name="ce20"/>
          <table:table-cell table:style-name="ce5" office:value-type="string">
            <text:p>write misses <text:s/></text:p>
          </table:table-cell>
          <table:table-cell table:style-name="ce10" office:value-type="float" office:value="1.75">
            <text:p>1.75</text:p>
          </table:table-cell>
          <table:table-cell table:number-columns-repeated="2" table:style-name="ce10" office:value-type="float" office:value="1.5">
            <text:p>1.50</text:p>
          </table:table-cell>
          <table:table-cell table:style-name="ce20"/>
        </table:table-row>
        <table:table-row table:style-name="ro3">
          <table:table-cell table:style-name="ce5" office:value-type="string">
            <text:p>BusRds <text:s/></text:p>
          </table:table-cell>
          <table:table-cell table:style-name="ce10" office:value-type="float" office:value="6449.75">
            <text:p>6449.75</text:p>
          </table:table-cell>
          <table:table-cell table:style-name="ce10" office:value-type="float" office:value="6011.5">
            <text:p>6011.50</text:p>
          </table:table-cell>
          <table:table-cell table:style-name="ce10" office:value-type="float" office:value="5749.25">
            <text:p>5749.25</text:p>
          </table:table-cell>
          <table:table-cell table:style-name="ce10" office:value-type="float" office:value="5644.25">
            <text:p>5644.25</text:p>
          </table:table-cell>
          <table:table-cell table:style-name="ce10" office:value-type="float" office:value="5609.5">
            <text:p>5609.50</text:p>
          </table:table-cell>
          <table:table-cell table:style-name="ce20"/>
          <table:table-cell table:style-name="ce5" office:value-type="string">
            <text:p>BusRds <text:s/></text:p>
          </table:table-cell>
          <table:table-cell table:style-name="ce10" office:value-type="float" office:value="5603.5">
            <text:p>5603.50</text:p>
          </table:table-cell>
          <table:table-cell table:style-name="ce10" office:value-type="float" office:value="5078.75">
            <text:p>5078.75</text:p>
          </table:table-cell>
          <table:table-cell table:style-name="ce10" office:value-type="float" office:value="4632.75">
            <text:p>4632.75</text:p>
          </table:table-cell>
          <table:table-cell table:style-name="ce20"/>
        </table:table-row>
        <table:table-row table:style-name="ro3">
          <table:table-cell table:style-name="ce5" office:value-type="string">
            <text:p>BusRdXs <text:s/></text:p>
          </table:table-cell>
          <table:table-cell table:number-columns-repeated="5" table:style-name="ce11" office:value-type="float" office:value="0">
            <text:p>0</text:p>
          </table:table-cell>
          <table:table-cell table:style-name="ce20"/>
          <table:table-cell table:style-name="ce5" office:value-type="string">
            <text:p>BusRdXs <text:s/>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0"/>
        </table:table-row>
        <table:table-row table:style-name="ro3">
          <table:table-cell table:style-name="ce5" office:value-type="string">
            <text:p>BusUpgrs <text:s/></text:p>
          </table:table-cell>
          <table:table-cell table:number-columns-repeated="5" table:style-name="ce11" office:value-type="float" office:value="0">
            <text:p>0</text:p>
          </table:table-cell>
          <table:table-cell table:style-name="ce20"/>
          <table:table-cell table:style-name="ce5" office:value-type="string">
            <text:p>BusUpgrs <text:s/>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0"/>
        </table:table-row>
        <table:table-row table:style-name="ro3">
          <table:table-cell table:style-name="ce5" office:value-type="string">
            <text:p>BusUpds <text:s/></text:p>
          </table:table-cell>
          <table:table-cell table:style-name="ce10" office:value-type="float" office:value="1793">
            <text:p>1793.00</text:p>
          </table:table-cell>
          <table:table-cell table:style-name="ce10" office:value-type="float" office:value="1951.25">
            <text:p>1951.25</text:p>
          </table:table-cell>
          <table:table-cell table:style-name="ce10" office:value-type="float" office:value="2074.5">
            <text:p>2074.50</text:p>
          </table:table-cell>
          <table:table-cell table:style-name="ce10" office:value-type="float" office:value="2121.75">
            <text:p>2121.75</text:p>
          </table:table-cell>
          <table:table-cell table:style-name="ce10" office:value-type="float" office:value="2156">
            <text:p>2156.00</text:p>
          </table:table-cell>
          <table:table-cell table:style-name="ce20"/>
          <table:table-cell table:style-name="ce5" office:value-type="string">
            <text:p>BusUpds <text:s/></text:p>
          </table:table-cell>
          <table:table-cell table:style-name="ce10" office:value-type="float" office:value="2156">
            <text:p>2156.00</text:p>
          </table:table-cell>
          <table:table-cell table:style-name="ce10" office:value-type="float" office:value="4376.25">
            <text:p>4376.25</text:p>
          </table:table-cell>
          <table:table-cell table:style-name="ce10" office:value-type="float" office:value="5139.75">
            <text:p>5139.75</text:p>
          </table:table-cell>
          <table:table-cell table:style-name="ce20"/>
        </table:table-row>
        <table:table-row table:style-name="ro1">
          <table:table-cell table:style-name="ce5" office:value-type="string">
            <text:p>miss rate <text:s/></text:p>
          </table:table-cell>
          <table:table-cell table:style-name="ce12" office:value-type="float" office:value="0.0516235">
            <text:p>0.05162</text:p>
          </table:table-cell>
          <table:table-cell table:style-name="ce12" office:value-type="float" office:value="0.048115">
            <text:p>0.04812</text:p>
          </table:table-cell>
          <table:table-cell table:style-name="ce12" office:value-type="float" office:value="0.0460165">
            <text:p>0.04602</text:p>
          </table:table-cell>
          <table:table-cell table:style-name="ce12" office:value-type="float" office:value="0.04517675">
            <text:p>0.04518</text:p>
          </table:table-cell>
          <table:table-cell table:style-name="ce12" office:value-type="float" office:value="0.0448985">
            <text:p>0.04490</text:p>
          </table:table-cell>
          <table:table-cell table:style-name="ce20"/>
          <table:table-cell table:style-name="ce5" office:value-type="string">
            <text:p>miss rate <text:s/></text:p>
          </table:table-cell>
          <table:table-cell table:style-name="ce12" office:value-type="float" office:value="0.04485025">
            <text:p>0.04485</text:p>
          </table:table-cell>
          <table:table-cell table:style-name="ce12" office:value-type="float" office:value="0.0406495">
            <text:p>0.04065</text:p>
          </table:table-cell>
          <table:table-cell table:style-name="ce12" office:value-type="float" office:value="0.037081">
            <text:p>0.03708</text:p>
          </table:table-cell>
          <table:table-cell table:style-name="ce20"/>
        </table:table-row>
        <table:table-row table:style-name="ro3">
          <table:table-cell table:style-name="ce5" office:value-type="string">
            <text:p>writebacks <text:s/></text:p>
          </table:table-cell>
          <table:table-cell table:style-name="ce10" office:value-type="float" office:value="8.75">
            <text:p>8.75</text:p>
          </table:table-cell>
          <table:table-cell table:style-name="ce10" office:value-type="float" office:value="6.25">
            <text:p>6.25</text:p>
          </table:table-cell>
          <table:table-cell table:style-name="ce10" office:value-type="float" office:value="6">
            <text:p>6.00</text:p>
          </table:table-cell>
          <table:table-cell table:style-name="ce10" office:value-type="float" office:value="5">
            <text:p>5.00</text:p>
          </table:table-cell>
          <table:table-cell table:style-name="ce10" office:value-type="float" office:value="2.25">
            <text:p>2.25</text:p>
          </table:table-cell>
          <table:table-cell table:style-name="ce20"/>
          <table:table-cell table:style-name="ce5" office:value-type="string">
            <text:p>writebacks <text:s/></text:p>
          </table:table-cell>
          <table:table-cell table:style-name="ce10" office:value-type="float" office:value="1.5">
            <text:p>1.50</text:p>
          </table:table-cell>
          <table:table-cell table:style-name="ce10" office:value-type="float" office:value="2">
            <text:p>2.00</text:p>
          </table:table-cell>
          <table:table-cell table:style-name="ce10" office:value-type="float" office:value="2.5">
            <text:p>2.50</text:p>
          </table:table-cell>
          <table:table-cell table:style-name="ce20"/>
        </table:table-row>
        <table:table-row table:style-name="ro1">
          <table:table-cell table:style-name="ce5" office:value-type="string">
            <text:p>memory transactions <text:s/></text:p>
          </table:table-cell>
          <table:table-cell table:style-name="ce10" office:value-type="float" office:value="1607.75">
            <text:p>1607.75</text:p>
          </table:table-cell>
          <table:table-cell table:style-name="ce10" office:value-type="float" office:value="1512.5">
            <text:p>1512.50</text:p>
          </table:table-cell>
          <table:table-cell table:style-name="ce10" office:value-type="float" office:value="1454.5">
            <text:p>1454.50</text:p>
          </table:table-cell>
          <table:table-cell table:style-name="ce10" office:value-type="float" office:value="1428.25">
            <text:p>1428.25</text:p>
          </table:table-cell>
          <table:table-cell table:style-name="ce10" office:value-type="float" office:value="1417">
            <text:p>1417.00</text:p>
          </table:table-cell>
          <table:table-cell table:style-name="ce20"/>
          <table:table-cell table:style-name="ce5" office:value-type="string">
            <text:p>memory transactions <text:s/></text:p>
          </table:table-cell>
          <table:table-cell table:style-name="ce10" office:value-type="float" office:value="1414.75">
            <text:p>1414.75</text:p>
          </table:table-cell>
          <table:table-cell table:style-name="ce10" office:value-type="float" office:value="1282.75">
            <text:p>1282.75</text:p>
          </table:table-cell>
          <table:table-cell table:style-name="ce10" office:value-type="float" office:value="1169.5">
            <text:p>1169.50</text:p>
          </table:table-cell>
          <table:table-cell table:style-name="ce20"/>
        </table:table-row>
        <table:table-row table:style-name="ro1">
          <table:table-cell table:style-name="ce5" office:value-type="string">
            <text:p>cache-to-cache transfers <text:s/></text:p>
          </table:table-cell>
          <table:table-cell table:style-name="ce15" office:value-type="float" office:value="4852.75">
            <text:p>4852.75</text:p>
          </table:table-cell>
          <table:table-cell table:style-name="ce15" office:value-type="float" office:value="4507">
            <text:p>4507.00</text:p>
          </table:table-cell>
          <table:table-cell table:style-name="ce15" office:value-type="float" office:value="4302.5">
            <text:p>4302.50</text:p>
          </table:table-cell>
          <table:table-cell table:style-name="ce15" office:value-type="float" office:value="4222.75">
            <text:p>4222.75</text:p>
          </table:table-cell>
          <table:table-cell table:style-name="ce15" office:value-type="float" office:value="4196.5">
            <text:p>4196.50</text:p>
          </table:table-cell>
          <table:table-cell table:style-name="ce20"/>
          <table:table-cell table:style-name="ce5" office:value-type="string">
            <text:p>cache-to-cache transfers <text:s/></text:p>
          </table:table-cell>
          <table:table-cell table:style-name="ce15" office:value-type="float" office:value="4192">
            <text:p>4192.00</text:p>
          </table:table-cell>
          <table:table-cell table:style-name="ce15" office:value-type="float" office:value="3799.5">
            <text:p>3799.50</text:p>
          </table:table-cell>
          <table:table-cell table:style-name="ce15" office:value-type="float" office:value="3467.25">
            <text:p>3467.25</text:p>
          </table:table-cell>
          <table:table-cell table:style-name="ce20"/>
        </table:table-row>
        <table:table-row table:style-name="ro1">
          <table:table-cell table:style-name="ce6"/>
          <table:table-cell table:style-name="ce14" table:number-columns-repeated="5"/>
          <table:table-cell table:style-name="ce21"/>
          <table:table-cell table:style-name="ce6"/>
          <table:table-cell table:style-name="ce14" table:number-columns-repeated="3"/>
          <table:table-cell table:style-name="ce21"/>
        </table:table-row>
        <table:table-row table:style-name="ro1" table:number-rows-repeated="104851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12:27:49</meta:creation-date>
    <dc:date>2014-03-28T14:39:27</dc:date>
    <meta:editing-duration>PT2H7M33S</meta:editing-duration>
    <meta:editing-cycles>58</meta:editing-cycles>
    <meta:generator>LibreOffice/3.5$Linux_x86 LibreOffice_project/350m1$Build-2</meta:generator>
    <meta:document-statistic meta:table-count="2" meta:cell-count="472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1.777cm" svg:y="1.893cm" chart:style-name="ch2">
          <text:p>MSI</text:p>
        </chart:title>
        <chart:subtitle svg:x="10.412cm" svg:y="2.562cm" chart:style-name="ch3">
          <text:p>Cache Size Comparison</text:p>
        </chart:subtitle>
        <chart:legend svg:x="7.676cm" svg:y="1.638cm" style:legend-expansion="custom" chartooo:width="1.94cm" chartooo:height="1.747cm" style:legend-expansion-aspect-ratio="1.11047510017172" chart:style-name="ch4"/>
        <chart:plot-area chart:style-name="ch5" table:cell-range-address="Analysis.A3:Analysis.F13" chart:data-source-has-labels="both" svg:x="0.311cm" svg:y="0.146cm" svg:width="17.921cm" svg:height="5.946cm">
          <chartooo:coordinate-region svg:x="4.584cm" svg:y="0.146cm" svg:width="13.038cm" svg:height="5.299cm"/>
          <chart:axis chart:dimension="x" chart:name="primary-x" chart:style-name="ch6" chartooo:axis-type="auto">
            <chartooo:date-scale/>
            <chart:categories table:cell-range-address="Analysis.A4:Analysis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B4:Analysis.B13" chart:label-cell-address="Analysis.B3:Analysis.B3" chart:class="chart:bar">
            <chart:data-point chart:repeated="10"/>
          </chart:series>
          <chart:series chart:style-name="ch10" chart:values-cell-range-address="Analysis.C4:Analysis.C13" chart:label-cell-address="Analysis.C3:Analysis.C3" chart:class="chart:bar">
            <chart:data-point chart:repeated="10"/>
          </chart:series>
          <chart:series chart:style-name="ch11" chart:values-cell-range-address="Analysis.D4:Analysis.D13" chart:label-cell-address="Analysis.D3:Analysis.D3" chart:class="chart:bar">
            <chart:data-point chart:repeated="10"/>
          </chart:series>
          <chart:series chart:style-name="ch12" chart:values-cell-range-address="Analysis.E4:Analysis.E13" chart:label-cell-address="Analysis.E3:Analysis.E3" chart:class="chart:bar">
            <chart:data-point chart:repeated="10"/>
          </chart:series>
          <chart:series chart:style-name="ch13" chart:values-cell-range-address="Analysis.F4:Analysis.F13" chart:label-cell-address="Analysis.F3:Analysis.F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  <draw:g>
                  <svg:desc>Analysis.B3:Analysis.B3</svg:desc>
                </draw:g>
              </table:table-cell>
              <table:table-cell office:value-type="string">
                <text:p>64 KB</text:p>
                <draw:g>
                  <svg:desc>Analysis.C3:Analysis.C3</svg:desc>
                </draw:g>
              </table:table-cell>
              <table:table-cell office:value-type="string">
                <text:p>128 KB</text:p>
                <draw:g>
                  <svg:desc>Analysis.D3:Analysis.D3</svg:desc>
                </draw:g>
              </table:table-cell>
              <table:table-cell office:value-type="string">
                <text:p>256 KB</text:p>
                <draw:g>
                  <svg:desc>Analysis.E3:Analysis.E3</svg:desc>
                </draw:g>
              </table:table-cell>
              <table:table-cell office:value-type="string">
                <text:p>512 KB</text:p>
                <draw:g>
                  <svg:desc>Analysis.F3:Analysis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A4:Analysis.A13</svg:desc>
                </draw:g>
              </table:table-cell>
              <table:table-cell office:value-type="float" office:value="6449.75">
                <text:p>6449.75</text:p>
                <draw:g>
                  <svg:desc>Analysis.B4:Analysis.B13</svg:desc>
                </draw:g>
              </table:table-cell>
              <table:table-cell office:value-type="float" office:value="6011.5">
                <text:p>6011.5</text:p>
                <draw:g>
                  <svg:desc>Analysis.C4:Analysis.C13</svg:desc>
                </draw:g>
              </table:table-cell>
              <table:table-cell office:value-type="float" office:value="5749.25">
                <text:p>5749.25</text:p>
                <draw:g>
                  <svg:desc>Analysis.D4:Analysis.D13</svg:desc>
                </draw:g>
              </table:table-cell>
              <table:table-cell office:value-type="float" office:value="5644.25">
                <text:p>5644.25</text:p>
                <draw:g>
                  <svg:desc>Analysis.E4:Analysis.E13</svg:desc>
                </draw:g>
              </table:table-cell>
              <table:table-cell office:value-type="float" office:value="5609.5">
                <text:p>5609.5</text:p>
                <draw:g>
                  <svg:desc>Analysis.F4:Analysis.F13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630">
                <text:p>630</text:p>
              </table:table-cell>
              <table:table-cell office:value-type="float" office:value="622.75">
                <text:p>622.75</text:p>
              </table:table-cell>
              <table:table-cell office:value-type="float" office:value="617.5">
                <text:p>617.5</text:p>
              </table:table-cell>
              <table:table-cell office:value-type="float" office:value="614.25">
                <text:p>614.25</text:p>
              </table:table-cell>
              <table:table-cell office:value-type="float" office:value="612.5">
                <text:p>612.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577.25">
                <text:p>577.25</text:p>
              </table:table-cell>
              <table:table-cell office:value-type="float" office:value="519">
                <text:p>519</text:p>
              </table:table-cell>
              <table:table-cell office:value-type="float" office:value="411.5">
                <text:p>411.5</text:p>
              </table:table-cell>
              <table:table-cell office:value-type="float" office:value="236.25">
                <text:p>236.25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7029">
                <text:p>7029</text:p>
              </table:table-cell>
              <table:table-cell office:value-type="float" office:value="6532.25">
                <text:p>6532.25</text:p>
              </table:table-cell>
              <table:table-cell office:value-type="float" office:value="6162.5">
                <text:p>6162.5</text:p>
              </table:table-cell>
              <table:table-cell office:value-type="float" office:value="5882.25">
                <text:p>5882.25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0.427cm" svg:y="1.765cm" chart:style-name="ch2">
          <text:p>MSI w/ Bus Upgrade</text:p>
        </chart:title>
        <chart:subtitle svg:x="10.337cm" svg:y="2.687cm" chart:style-name="ch3">
          <text:p>Cache Size Comparison</text:p>
        </chart:subtitle>
        <chart:legend svg:x="7.675cm" svg:y="1.638cm" style:legend-expansion="custom" chartooo:width="1.94cm" chartooo:height="1.747cm" style:legend-expansion-aspect-ratio="1.11047510017172" chart:style-name="ch4"/>
        <chart:plot-area chart:style-name="ch5" table:cell-range-address="Analysis.A17:Analysis.F27" chart:data-source-has-labels="both" svg:x="0.311cm" svg:y="0.146cm" svg:width="17.92cm" svg:height="5.945cm">
          <chartooo:coordinate-region svg:x="4.584cm" svg:y="0.145cm" svg:width="13.037cm" svg:height="5.298cm"/>
          <chart:axis chart:dimension="x" chart:name="primary-x" chart:style-name="ch6" chartooo:axis-type="auto">
            <chartooo:date-scale/>
            <chart:categories table:cell-range-address="Analysis.A18:Analysis.A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B18:Analysis.B27" chart:label-cell-address="Analysis.B17:Analysis.B17" chart:class="chart:bar">
            <chart:data-point chart:repeated="10"/>
          </chart:series>
          <chart:series chart:style-name="ch10" chart:values-cell-range-address="Analysis.C18:Analysis.C27" chart:label-cell-address="Analysis.C17:Analysis.C17" chart:class="chart:bar">
            <chart:data-point chart:repeated="10"/>
          </chart:series>
          <chart:series chart:style-name="ch11" chart:values-cell-range-address="Analysis.D18:Analysis.D27" chart:label-cell-address="Analysis.D17:Analysis.D17" chart:class="chart:bar">
            <chart:data-point chart:repeated="10"/>
          </chart:series>
          <chart:series chart:style-name="ch12" chart:values-cell-range-address="Analysis.E18:Analysis.E27" chart:label-cell-address="Analysis.E17:Analysis.E17" chart:class="chart:bar">
            <chart:data-point chart:repeated="10"/>
          </chart:series>
          <chart:series chart:style-name="ch13" chart:values-cell-range-address="Analysis.F18:Analysis.F27" chart:label-cell-address="Analysis.F17:Analysis.F1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  <draw:g>
                  <svg:desc>Analysis.B17:Analysis.B17</svg:desc>
                </draw:g>
              </table:table-cell>
              <table:table-cell office:value-type="string">
                <text:p>64 KB</text:p>
                <draw:g>
                  <svg:desc>Analysis.C17:Analysis.C17</svg:desc>
                </draw:g>
              </table:table-cell>
              <table:table-cell office:value-type="string">
                <text:p>128 KB</text:p>
                <draw:g>
                  <svg:desc>Analysis.D17:Analysis.D17</svg:desc>
                </draw:g>
              </table:table-cell>
              <table:table-cell office:value-type="string">
                <text:p>256 KB</text:p>
                <draw:g>
                  <svg:desc>Analysis.E17:Analysis.E17</svg:desc>
                </draw:g>
              </table:table-cell>
              <table:table-cell office:value-type="string">
                <text:p>512 KB</text:p>
                <draw:g>
                  <svg:desc>Analysis.F17:Analysis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A18:Analysis.A27</svg:desc>
                </draw:g>
              </table:table-cell>
              <table:table-cell office:value-type="float" office:value="6449.75">
                <text:p>6449.75</text:p>
                <draw:g>
                  <svg:desc>Analysis.B18:Analysis.B27</svg:desc>
                </draw:g>
              </table:table-cell>
              <table:table-cell office:value-type="float" office:value="6011.5">
                <text:p>6011.5</text:p>
                <draw:g>
                  <svg:desc>Analysis.C18:Analysis.C27</svg:desc>
                </draw:g>
              </table:table-cell>
              <table:table-cell office:value-type="float" office:value="5749.25">
                <text:p>5749.25</text:p>
                <draw:g>
                  <svg:desc>Analysis.D18:Analysis.D27</svg:desc>
                </draw:g>
              </table:table-cell>
              <table:table-cell office:value-type="float" office:value="5644.25">
                <text:p>5644.25</text:p>
                <draw:g>
                  <svg:desc>Analysis.E18:Analysis.E27</svg:desc>
                </draw:g>
              </table:table-cell>
              <table:table-cell office:value-type="float" office:value="5609.5">
                <text:p>5609.5</text:p>
                <draw:g>
                  <svg:desc>Analysis.F18:Analysis.F27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628">
                <text:p>628</text:p>
              </table:table-cell>
              <table:table-cell office:value-type="float" office:value="621">
                <text:p>621</text:p>
              </table:table-cell>
              <table:table-cell office:value-type="float" office:value="615.75">
                <text:p>615.75</text:p>
              </table:table-cell>
              <table:table-cell office:value-type="float" office:value="612.5">
                <text:p>612.5</text:p>
              </table:table-cell>
              <table:table-cell office:value-type="float" office:value="610.75">
                <text:p>610.75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577.25">
                <text:p>577.25</text:p>
              </table:table-cell>
              <table:table-cell office:value-type="float" office:value="519">
                <text:p>519</text:p>
              </table:table-cell>
              <table:table-cell office:value-type="float" office:value="411.5">
                <text:p>411.5</text:p>
              </table:table-cell>
              <table:table-cell office:value-type="float" office:value="236.25">
                <text:p>236.25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7029">
                <text:p>7029</text:p>
              </table:table-cell>
              <table:table-cell office:value-type="float" office:value="6532.25">
                <text:p>6532.25</text:p>
              </table:table-cell>
              <table:table-cell office:value-type="float" office:value="6162.5">
                <text:p>6162.5</text:p>
              </table:table-cell>
              <table:table-cell office:value-type="float" office:value="5882.25">
                <text:p>5882.25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1.777cm" svg:y="1.893cm" chart:style-name="ch2">
          <text:p>Dragon</text:p>
        </chart:title>
        <chart:subtitle svg:x="10.412cm" svg:y="2.562cm" chart:style-name="ch3">
          <text:p>Cache Size Comparison</text:p>
        </chart:subtitle>
        <chart:legend svg:x="14.711cm" svg:y="0.464cm" style:legend-expansion="custom" chartooo:width="1.94cm" chartooo:height="1.747cm" style:legend-expansion-aspect-ratio="1.11047510017172" chart:style-name="ch4"/>
        <chart:plot-area chart:style-name="ch5" table:cell-range-address="Analysis.A31:Analysis.F41" chart:data-source-has-labels="both" svg:x="0.311cm" svg:y="0.146cm" svg:width="17.92cm" svg:height="5.945cm">
          <chartooo:coordinate-region svg:x="4.584cm" svg:y="0.145cm" svg:width="13.037cm" svg:height="5.298cm"/>
          <chart:axis chart:dimension="x" chart:name="primary-x" chart:style-name="ch6" chartooo:axis-type="auto">
            <chartooo:date-scale/>
            <chart:categories table:cell-range-address="Analysis.A32:Analysis.A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B32:Analysis.B41" chart:label-cell-address="Analysis.B31:Analysis.B31" chart:class="chart:bar">
            <chart:data-point chart:repeated="10"/>
          </chart:series>
          <chart:series chart:style-name="ch10" chart:values-cell-range-address="Analysis.C32:Analysis.C41" chart:label-cell-address="Analysis.C31:Analysis.C31" chart:class="chart:bar">
            <chart:data-point chart:repeated="10"/>
          </chart:series>
          <chart:series chart:style-name="ch11" chart:values-cell-range-address="Analysis.D32:Analysis.D41" chart:label-cell-address="Analysis.D31:Analysis.D31" chart:class="chart:bar">
            <chart:data-point chart:repeated="10"/>
          </chart:series>
          <chart:series chart:style-name="ch12" chart:values-cell-range-address="Analysis.E32:Analysis.E41" chart:label-cell-address="Analysis.E31:Analysis.E31" chart:class="chart:bar">
            <chart:data-point chart:repeated="10"/>
          </chart:series>
          <chart:series chart:style-name="ch13" chart:values-cell-range-address="Analysis.F32:Analysis.F41" chart:label-cell-address="Analysis.F31:Analysis.F3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  <draw:g>
                  <svg:desc>Analysis.B31:Analysis.B31</svg:desc>
                </draw:g>
              </table:table-cell>
              <table:table-cell office:value-type="string">
                <text:p>64 KB</text:p>
                <draw:g>
                  <svg:desc>Analysis.C31:Analysis.C31</svg:desc>
                </draw:g>
              </table:table-cell>
              <table:table-cell office:value-type="string">
                <text:p>128 KB</text:p>
                <draw:g>
                  <svg:desc>Analysis.D31:Analysis.D31</svg:desc>
                </draw:g>
              </table:table-cell>
              <table:table-cell office:value-type="string">
                <text:p>256 KB</text:p>
                <draw:g>
                  <svg:desc>Analysis.E31:Analysis.E31</svg:desc>
                </draw:g>
              </table:table-cell>
              <table:table-cell office:value-type="string">
                <text:p>512 KB</text:p>
                <draw:g>
                  <svg:desc>Analysis.F31:Analysis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A32:Analysis.A41</svg:desc>
                </draw:g>
              </table:table-cell>
              <table:table-cell office:value-type="float" office:value="6449.75">
                <text:p>6449.75</text:p>
                <draw:g>
                  <svg:desc>Analysis.B32:Analysis.B41</svg:desc>
                </draw:g>
              </table:table-cell>
              <table:table-cell office:value-type="float" office:value="6011.5">
                <text:p>6011.5</text:p>
                <draw:g>
                  <svg:desc>Analysis.C32:Analysis.C41</svg:desc>
                </draw:g>
              </table:table-cell>
              <table:table-cell office:value-type="float" office:value="5749.25">
                <text:p>5749.25</text:p>
                <draw:g>
                  <svg:desc>Analysis.D32:Analysis.D41</svg:desc>
                </draw:g>
              </table:table-cell>
              <table:table-cell office:value-type="float" office:value="5644.25">
                <text:p>5644.25</text:p>
                <draw:g>
                  <svg:desc>Analysis.E32:Analysis.E41</svg:desc>
                </draw:g>
              </table:table-cell>
              <table:table-cell office:value-type="float" office:value="5609.5">
                <text:p>5609.5</text:p>
                <draw:g>
                  <svg:desc>Analysis.F32:Analysis.F41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51.5">
                <text:p>6451.5</text:p>
              </table:table-cell>
              <table:table-cell office:value-type="float" office:value="6013.25">
                <text:p>6013.25</text:p>
              </table:table-cell>
              <table:table-cell office:value-type="float" office:value="5751">
                <text:p>5751</text:p>
              </table:table-cell>
              <table:table-cell office:value-type="float" office:value="5646">
                <text:p>5646</text:p>
              </table:table-cell>
              <table:table-cell office:value-type="float" office:value="5611.25">
                <text:p>5611.2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1791.25">
                <text:p>1791.25</text:p>
              </table:table-cell>
              <table:table-cell office:value-type="float" office:value="1949.5">
                <text:p>1949.5</text:p>
              </table:table-cell>
              <table:table-cell office:value-type="float" office:value="2072.75">
                <text:p>2072.75</text:p>
              </table:table-cell>
              <table:table-cell office:value-type="float" office:value="2120">
                <text:p>2120</text:p>
              </table:table-cell>
              <table:table-cell office:value-type="float" office:value="2154.25">
                <text:p>2154.25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569.5">
                <text:p>569.5</text:p>
              </table:table-cell>
              <table:table-cell office:value-type="float" office:value="514">
                <text:p>514</text:p>
              </table:table-cell>
              <table:table-cell office:value-type="float" office:value="409">
                <text:p>409</text:p>
              </table:table-cell>
              <table:table-cell office:value-type="float" office:value="233.75">
                <text:p>233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2168.5">
                <text:p>2168.5</text:p>
              </table:table-cell>
              <table:table-cell office:value-type="float" office:value="2020.25">
                <text:p>2020.25</text:p>
              </table:table-cell>
              <table:table-cell office:value-type="float" office:value="1857.5">
                <text:p>1857.5</text:p>
              </table:table-cell>
              <table:table-cell office:value-type="float" office:value="1657">
                <text:p>1657</text:p>
              </table:table-cell>
              <table:table-cell office:value-type="float" office:value="1547.5">
                <text:p>1547.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852.75">
                <text:p>4852.75</text:p>
              </table:table-cell>
              <table:table-cell office:value-type="float" office:value="4507">
                <text:p>4507</text:p>
              </table:table-cell>
              <table:table-cell office:value-type="float" office:value="4302.5">
                <text:p>4302.5</text:p>
              </table:table-cell>
              <table:table-cell office:value-type="float" office:value="4222.75">
                <text:p>4222.75</text:p>
              </table:table-cell>
              <table:table-cell office:value-type="float" office:value="4196.5">
                <text:p>4196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1.778cm" svg:y="1.893cm" chart:style-name="ch2">
          <text:p>Firefly</text:p>
        </chart:title>
        <chart:subtitle svg:x="10.412cm" svg:y="2.562cm" chart:style-name="ch3">
          <text:p>Cache Size Comparison</text:p>
        </chart:subtitle>
        <chart:legend svg:x="14.687cm" svg:y="0.439cm" style:legend-expansion="custom" chartooo:width="1.94cm" chartooo:height="1.747cm" style:legend-expansion-aspect-ratio="1.11047510017172" chart:style-name="ch4"/>
        <chart:plot-area chart:style-name="ch5" table:cell-range-address="Analysis.A45:Analysis.F55" chart:data-source-has-labels="both" svg:x="0.311cm" svg:y="0.146cm" svg:width="17.92cm" svg:height="5.945cm">
          <chartooo:coordinate-region svg:x="4.584cm" svg:y="0.145cm" svg:width="13.037cm" svg:height="5.298cm"/>
          <chart:axis chart:dimension="x" chart:name="primary-x" chart:style-name="ch6" chartooo:axis-type="auto">
            <chartooo:date-scale/>
            <chart:categories table:cell-range-address="Analysis.A46:Analysis.A5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B46:Analysis.B55" chart:label-cell-address="Analysis.B45:Analysis.B45" chart:class="chart:bar">
            <chart:data-point chart:repeated="10"/>
          </chart:series>
          <chart:series chart:style-name="ch10" chart:values-cell-range-address="Analysis.C46:Analysis.C55" chart:label-cell-address="Analysis.C45:Analysis.C45" chart:class="chart:bar">
            <chart:data-point chart:repeated="10"/>
          </chart:series>
          <chart:series chart:style-name="ch11" chart:values-cell-range-address="Analysis.D46:Analysis.D55" chart:label-cell-address="Analysis.D45:Analysis.D45" chart:class="chart:bar">
            <chart:data-point chart:repeated="10"/>
          </chart:series>
          <chart:series chart:style-name="ch12" chart:values-cell-range-address="Analysis.E46:Analysis.E55" chart:label-cell-address="Analysis.E45:Analysis.E45" chart:class="chart:bar">
            <chart:data-point chart:repeated="10"/>
          </chart:series>
          <chart:series chart:style-name="ch13" chart:values-cell-range-address="Analysis.F46:Analysis.F55" chart:label-cell-address="Analysis.F45:Analysis.F45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  <draw:g>
                  <svg:desc>Analysis.B45:Analysis.B45</svg:desc>
                </draw:g>
              </table:table-cell>
              <table:table-cell office:value-type="string">
                <text:p>64 KB</text:p>
                <draw:g>
                  <svg:desc>Analysis.C45:Analysis.C45</svg:desc>
                </draw:g>
              </table:table-cell>
              <table:table-cell office:value-type="string">
                <text:p>128 KB</text:p>
                <draw:g>
                  <svg:desc>Analysis.D45:Analysis.D45</svg:desc>
                </draw:g>
              </table:table-cell>
              <table:table-cell office:value-type="string">
                <text:p>256 KB</text:p>
                <draw:g>
                  <svg:desc>Analysis.E45:Analysis.E45</svg:desc>
                </draw:g>
              </table:table-cell>
              <table:table-cell office:value-type="string">
                <text:p>512 KB</text:p>
                <draw:g>
                  <svg:desc>Analysis.F45:Analysis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A46:Analysis.A55</svg:desc>
                </draw:g>
              </table:table-cell>
              <table:table-cell office:value-type="float" office:value="6449.75">
                <text:p>6449.75</text:p>
                <draw:g>
                  <svg:desc>Analysis.B46:Analysis.B55</svg:desc>
                </draw:g>
              </table:table-cell>
              <table:table-cell office:value-type="float" office:value="6011.5">
                <text:p>6011.5</text:p>
                <draw:g>
                  <svg:desc>Analysis.C46:Analysis.C55</svg:desc>
                </draw:g>
              </table:table-cell>
              <table:table-cell office:value-type="float" office:value="5749.25">
                <text:p>5749.25</text:p>
                <draw:g>
                  <svg:desc>Analysis.D46:Analysis.D55</svg:desc>
                </draw:g>
              </table:table-cell>
              <table:table-cell office:value-type="float" office:value="5644.25">
                <text:p>5644.25</text:p>
                <draw:g>
                  <svg:desc>Analysis.E46:Analysis.E55</svg:desc>
                </draw:g>
              </table:table-cell>
              <table:table-cell office:value-type="float" office:value="5609.5">
                <text:p>5609.5</text:p>
                <draw:g>
                  <svg:desc>Analysis.F46:Analysis.F55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1793">
                <text:p>1793</text:p>
              </table:table-cell>
              <table:table-cell office:value-type="float" office:value="1951.25">
                <text:p>1951.25</text:p>
              </table:table-cell>
              <table:table-cell office:value-type="float" office:value="2074.5">
                <text:p>2074.5</text:p>
              </table:table-cell>
              <table:table-cell office:value-type="float" office:value="2121.75">
                <text:p>2121.75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8.75">
                <text:p>8.75</text:p>
              </table:table-cell>
              <table:table-cell office:value-type="float" office:value="6.25">
                <text:p>6.2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1607.75">
                <text:p>1607.75</text:p>
              </table:table-cell>
              <table:table-cell office:value-type="float" office:value="1512.5">
                <text:p>1512.5</text:p>
              </table:table-cell>
              <table:table-cell office:value-type="float" office:value="1454.5">
                <text:p>1454.5</text:p>
              </table:table-cell>
              <table:table-cell office:value-type="float" office:value="1428.25">
                <text:p>1428.25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852.75">
                <text:p>4852.75</text:p>
              </table:table-cell>
              <table:table-cell office:value-type="float" office:value="4507">
                <text:p>4507</text:p>
              </table:table-cell>
              <table:table-cell office:value-type="float" office:value="4302.5">
                <text:p>4302.5</text:p>
              </table:table-cell>
              <table:table-cell office:value-type="float" office:value="4222.75">
                <text:p>4222.75</text:p>
              </table:table-cell>
              <table:table-cell office:value-type="float" office:value="4196.5">
                <text:p>4196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1.778cm" svg:y="1.893cm" chart:style-name="ch2">
          <text:p>MSI</text:p>
        </chart:title>
        <chart:subtitle svg:x="10.412cm" svg:y="2.562cm" chart:style-name="ch3">
          <text:p>Block Size Comparison</text:p>
        </chart:subtitle>
        <chart:legend svg:x="7.675cm" svg:y="1.638cm" style:legend-expansion="custom" chartooo:width="1.94cm" chartooo:height="1.747cm" style:legend-expansion-aspect-ratio="1.11047510017172" chart:style-name="ch4"/>
        <chart:plot-area chart:style-name="ch5" table:cell-range-address="Analysis.H3:Analysis.K13" chart:data-source-has-labels="both" svg:x="0.311cm" svg:y="0.146cm" svg:width="17.92cm" svg:height="5.945cm">
          <chartooo:coordinate-region svg:x="4.584cm" svg:y="0.145cm" svg:width="13.037cm" svg:height="5.298cm"/>
          <chart:axis chart:dimension="x" chart:name="primary-x" chart:style-name="ch6" chartooo:axis-type="auto">
            <chartooo:date-scale/>
            <chart:categories table:cell-range-address="Analysis.H4:Analysis.H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I4:Analysis.I13" chart:label-cell-address="Analysis.I3:Analysis.I3" chart:class="chart:bar">
            <chart:data-point chart:repeated="10"/>
          </chart:series>
          <chart:series chart:style-name="ch10" chart:values-cell-range-address="Analysis.J4:Analysis.J13" chart:label-cell-address="Analysis.J3:Analysis.J3" chart:class="chart:bar">
            <chart:data-point chart:repeated="10"/>
          </chart:series>
          <chart:series chart:style-name="ch11" chart:values-cell-range-address="Analysis.K4:Analysis.K13" chart:label-cell-address="Analysis.K3:Analysis.K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  <draw:g>
                  <svg:desc>Analysis.I3:Analysis.I3</svg:desc>
                </draw:g>
              </table:table-cell>
              <table:table-cell office:value-type="string">
                <text:p>128 B</text:p>
                <draw:g>
                  <svg:desc>Analysis.J3:Analysis.J3</svg:desc>
                </draw:g>
              </table:table-cell>
              <table:table-cell office:value-type="string">
                <text:p>256 B</text:p>
                <draw:g>
                  <svg:desc>Analysis.K3:Analysis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H4:Analysis.H13</svg:desc>
                </draw:g>
              </table:table-cell>
              <table:table-cell office:value-type="float" office:value="5603.5">
                <text:p>5603.5</text:p>
                <draw:g>
                  <svg:desc>Analysis.I4:Analysis.I13</svg:desc>
                </draw:g>
              </table:table-cell>
              <table:table-cell office:value-type="float" office:value="5078.75">
                <text:p>5078.75</text:p>
                <draw:g>
                  <svg:desc>Analysis.J4:Analysis.J13</svg:desc>
                </draw:g>
              </table:table-cell>
              <table:table-cell office:value-type="float" office:value="4632.75">
                <text:p>4632.75</text:p>
                <draw:g>
                  <svg:desc>Analysis.K4:Analysis.K13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612.5">
                <text:p>612.5</text:p>
              </table:table-cell>
              <table:table-cell office:value-type="float" office:value="584.75">
                <text:p>584.75</text:p>
              </table:table-cell>
              <table:table-cell office:value-type="float" office:value="560.5">
                <text:p>560.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13.25">
                <text:p>113.25</text:p>
              </table:table-cell>
              <table:table-cell office:value-type="float" office:value="152">
                <text:p>15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5718.5">
                <text:p>5718.5</text:p>
              </table:table-cell>
              <table:table-cell office:value-type="float" office:value="5232.25">
                <text:p>5232.25</text:p>
              </table:table-cell>
              <table:table-cell office:value-type="float" office:value="4831.75">
                <text:p>4831.7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0.241cm" svg:y="1.782cm" chart:style-name="ch2">
          <text:p>MSI w/ Bus Upgrade</text:p>
        </chart:title>
        <chart:subtitle svg:x="10.412cm" svg:y="2.562cm" chart:style-name="ch3">
          <text:p>Block Size Comparison</text:p>
        </chart:subtitle>
        <chart:legend svg:x="7.675cm" svg:y="1.638cm" style:legend-expansion="custom" chartooo:width="1.94cm" chartooo:height="1.747cm" style:legend-expansion-aspect-ratio="1.11047510017172" chart:style-name="ch4"/>
        <chart:plot-area chart:style-name="ch5" table:cell-range-address="Analysis.H17:Analysis.K27" chart:data-source-has-labels="both" svg:x="0.311cm" svg:y="0.145cm" svg:width="17.92cm" svg:height="5.945cm">
          <chartooo:coordinate-region svg:x="4.584cm" svg:y="0.145cm" svg:width="13.037cm" svg:height="5.298cm"/>
          <chart:axis chart:dimension="x" chart:name="primary-x" chart:style-name="ch6" chartooo:axis-type="auto">
            <chartooo:date-scale/>
            <chart:categories table:cell-range-address="Analysis.H18:Analysis.H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I18:Analysis.I27" chart:label-cell-address="Analysis.I17:Analysis.I17" chart:class="chart:bar">
            <chart:data-point chart:repeated="10"/>
          </chart:series>
          <chart:series chart:style-name="ch10" chart:values-cell-range-address="Analysis.J18:Analysis.J27" chart:label-cell-address="Analysis.J17:Analysis.J17" chart:class="chart:bar">
            <chart:data-point chart:repeated="10"/>
          </chart:series>
          <chart:series chart:style-name="ch11" chart:values-cell-range-address="Analysis.K18:Analysis.K27" chart:label-cell-address="Analysis.K17:Analysis.K1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  <draw:g>
                  <svg:desc>Analysis.I17:Analysis.I17</svg:desc>
                </draw:g>
              </table:table-cell>
              <table:table-cell office:value-type="string">
                <text:p>128 B</text:p>
                <draw:g>
                  <svg:desc>Analysis.J17:Analysis.J17</svg:desc>
                </draw:g>
              </table:table-cell>
              <table:table-cell office:value-type="string">
                <text:p>256 B</text:p>
                <draw:g>
                  <svg:desc>Analysis.K17:Analysis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H18:Analysis.H27</svg:desc>
                </draw:g>
              </table:table-cell>
              <table:table-cell office:value-type="float" office:value="5603.5">
                <text:p>5603.5</text:p>
                <draw:g>
                  <svg:desc>Analysis.I18:Analysis.I27</svg:desc>
                </draw:g>
              </table:table-cell>
              <table:table-cell office:value-type="float" office:value="5078.75">
                <text:p>5078.75</text:p>
                <draw:g>
                  <svg:desc>Analysis.J18:Analysis.J27</svg:desc>
                </draw:g>
              </table:table-cell>
              <table:table-cell office:value-type="float" office:value="4632.75">
                <text:p>4632.75</text:p>
                <draw:g>
                  <svg:desc>Analysis.K18:Analysis.K27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610.75">
                <text:p>610.75</text:p>
              </table:table-cell>
              <table:table-cell office:value-type="float" office:value="583.25">
                <text:p>583.2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13.25">
                <text:p>113.25</text:p>
              </table:table-cell>
              <table:table-cell office:value-type="float" office:value="152">
                <text:p>15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5718.5">
                <text:p>5718.5</text:p>
              </table:table-cell>
              <table:table-cell office:value-type="float" office:value="5232.25">
                <text:p>5232.25</text:p>
              </table:table-cell>
              <table:table-cell office:value-type="float" office:value="4831.75">
                <text:p>4831.7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4.826cm" svg:y="0.22cm" chart:style-name="ch2">
          <text:p>Dragon</text:p>
        </chart:title>
        <chart:subtitle svg:x="13.187cm" svg:y="0.913cm" chart:style-name="ch3">
          <text:p>Block Size Comparison</text:p>
        </chart:subtitle>
        <chart:legend svg:x="9.831cm" svg:y="0.589cm" style:legend-expansion="custom" chartooo:width="1.94cm" chartooo:height="1.747cm" style:legend-expansion-aspect-ratio="1.11047510017172" chart:style-name="ch4"/>
        <chart:plot-area chart:style-name="ch5" table:cell-range-address="Analysis.H31:Analysis.K41" chart:data-source-has-labels="both" svg:x="0.311cm" svg:y="0.145cm" svg:width="17.92cm" svg:height="5.945cm">
          <chartooo:coordinate-region svg:x="4.584cm" svg:y="0.145cm" svg:width="13.037cm" svg:height="5.298cm"/>
          <chart:axis chart:dimension="x" chart:name="primary-x" chart:style-name="ch6" chartooo:axis-type="auto">
            <chartooo:date-scale/>
            <chart:categories table:cell-range-address="Analysis.H32:Analysis.H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I32:Analysis.I41" chart:label-cell-address="Analysis.I31:Analysis.I31" chart:class="chart:bar">
            <chart:data-point chart:repeated="10"/>
          </chart:series>
          <chart:series chart:style-name="ch10" chart:values-cell-range-address="Analysis.J32:Analysis.J41" chart:label-cell-address="Analysis.J31:Analysis.J31" chart:class="chart:bar">
            <chart:data-point chart:repeated="10"/>
          </chart:series>
          <chart:series chart:style-name="ch11" chart:values-cell-range-address="Analysis.K32:Analysis.K41" chart:label-cell-address="Analysis.K31:Analysis.K3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  <draw:g>
                  <svg:desc>Analysis.I31:Analysis.I31</svg:desc>
                </draw:g>
              </table:table-cell>
              <table:table-cell office:value-type="string">
                <text:p>128 B</text:p>
                <draw:g>
                  <svg:desc>Analysis.J31:Analysis.J31</svg:desc>
                </draw:g>
              </table:table-cell>
              <table:table-cell office:value-type="string">
                <text:p>256 B</text:p>
                <draw:g>
                  <svg:desc>Analysis.K31:Analysis.K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H32:Analysis.H41</svg:desc>
                </draw:g>
              </table:table-cell>
              <table:table-cell office:value-type="float" office:value="5603.5">
                <text:p>5603.5</text:p>
                <draw:g>
                  <svg:desc>Analysis.I32:Analysis.I41</svg:desc>
                </draw:g>
              </table:table-cell>
              <table:table-cell office:value-type="float" office:value="5078.75">
                <text:p>5078.75</text:p>
                <draw:g>
                  <svg:desc>Analysis.J32:Analysis.J41</svg:desc>
                </draw:g>
              </table:table-cell>
              <table:table-cell office:value-type="float" office:value="4632.75">
                <text:p>4632.75</text:p>
                <draw:g>
                  <svg:desc>Analysis.K32:Analysis.K41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5.25">
                <text:p>5605.25</text:p>
              </table:table-cell>
              <table:table-cell office:value-type="float" office:value="5080.25">
                <text:p>5080.25</text:p>
              </table:table-cell>
              <table:table-cell office:value-type="float" office:value="4634.25">
                <text:p>4634.2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2154.25">
                <text:p>2154.25</text:p>
              </table:table-cell>
              <table:table-cell office:value-type="float" office:value="4374.75">
                <text:p>4374.75</text:p>
              </table:table-cell>
              <table:table-cell office:value-type="float" office:value="5138.25">
                <text:p>5138.25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11.25">
                <text:p>111.25</text:p>
              </table:table-cell>
              <table:table-cell office:value-type="float" office:value="149.75">
                <text:p>149.75</text:p>
              </table:table-cell>
              <table:table-cell office:value-type="float" office:value="194.75">
                <text:p>194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1524.5">
                <text:p>1524.5</text:p>
              </table:table-cell>
              <table:table-cell office:value-type="float" office:value="1430.5">
                <text:p>1430.5</text:p>
              </table:table-cell>
              <table:table-cell office:value-type="float" office:value="1361.75">
                <text:p>1361.7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192">
                <text:p>4192</text:p>
              </table:table-cell>
              <table:table-cell office:value-type="float" office:value="3799.5">
                <text:p>3799.5</text:p>
              </table:table-cell>
              <table:table-cell office:value-type="float" office:value="3467.25">
                <text:p>3467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8cm" svg:height="6.07cm" xlink:href=".." xlink:type="simple" chart:class="chart:bar" chart:style-name="ch1">
        <chart:title svg:x="15.597cm" svg:y="0.219cm" chart:style-name="ch2">
          <text:p>Firefly</text:p>
        </chart:title>
        <chart:subtitle svg:x="13.434cm" svg:y="0.938cm" chart:style-name="ch3">
          <text:p>Block Size Comparison</text:p>
        </chart:subtitle>
        <chart:legend svg:x="9.26cm" svg:y="0.689cm" style:legend-expansion="custom" chartooo:width="1.94cm" chartooo:height="1.747cm" style:legend-expansion-aspect-ratio="1.11047510017172" chart:style-name="ch4"/>
        <chart:plot-area chart:style-name="ch5" table:cell-range-address="Analysis.H45:Analysis.K55" chart:data-source-has-labels="both" svg:x="0.311cm" svg:y="0.145cm" svg:width="17.92cm" svg:height="5.945cm">
          <chartooo:coordinate-region svg:x="4.584cm" svg:y="0.145cm" svg:width="13.037cm" svg:height="5.298cm"/>
          <chart:axis chart:dimension="x" chart:name="primary-x" chart:style-name="ch6" chartooo:axis-type="auto">
            <chartooo:date-scale/>
            <chart:categories table:cell-range-address="Analysis.H46:Analysis.H5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nalysis.I46:Analysis.I55" chart:label-cell-address="Analysis.I45:Analysis.I45" chart:class="chart:bar">
            <chart:data-point chart:repeated="10"/>
          </chart:series>
          <chart:series chart:style-name="ch10" chart:values-cell-range-address="Analysis.J46:Analysis.J55" chart:label-cell-address="Analysis.J45:Analysis.J45" chart:class="chart:bar">
            <chart:data-point chart:repeated="10"/>
          </chart:series>
          <chart:series chart:style-name="ch11" chart:values-cell-range-address="Analysis.K46:Analysis.K55" chart:label-cell-address="Analysis.K45:Analysis.K4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  <draw:g>
                  <svg:desc>Analysis.I45:Analysis.I45</svg:desc>
                </draw:g>
              </table:table-cell>
              <table:table-cell office:value-type="string">
                <text:p>128 B</text:p>
                <draw:g>
                  <svg:desc>Analysis.J45:Analysis.J45</svg:desc>
                </draw:g>
              </table:table-cell>
              <table:table-cell office:value-type="string">
                <text:p>256 B</text:p>
                <draw:g>
                  <svg:desc>Analysis.K45:Analysis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  <draw:g>
                  <svg:desc>Analysis.H46:Analysis.H55</svg:desc>
                </draw:g>
              </table:table-cell>
              <table:table-cell office:value-type="float" office:value="5603.5">
                <text:p>5603.5</text:p>
                <draw:g>
                  <svg:desc>Analysis.I46:Analysis.I55</svg:desc>
                </draw:g>
              </table:table-cell>
              <table:table-cell office:value-type="float" office:value="5078.75">
                <text:p>5078.75</text:p>
                <draw:g>
                  <svg:desc>Analysis.J46:Analysis.J55</svg:desc>
                </draw:g>
              </table:table-cell>
              <table:table-cell office:value-type="float" office:value="4632.75">
                <text:p>4632.75</text:p>
                <draw:g>
                  <svg:desc>Analysis.K46:Analysis.K55</svg:desc>
                </draw:g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2156">
                <text:p>2156</text:p>
              </table:table-cell>
              <table:table-cell office:value-type="float" office:value="4376.25">
                <text:p>4376.25</text:p>
              </table:table-cell>
              <table:table-cell office:value-type="float" office:value="5139.75">
                <text:p>5139.75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1414.75">
                <text:p>1414.75</text:p>
              </table:table-cell>
              <table:table-cell office:value-type="float" office:value="1282.75">
                <text:p>1282.75</text:p>
              </table:table-cell>
              <table:table-cell office:value-type="float" office:value="1169.5">
                <text:p>1169.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192">
                <text:p>4192</text:p>
              </table:table-cell>
              <table:table-cell office:value-type="float" office:value="3799.5">
                <text:p>3799.5</text:p>
              </table:table-cell>
              <table:table-cell office:value-type="float" office:value="3467.25">
                <text:p>3467.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